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4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84cm" svg:height="8.992cm" svg:x="59.941cm" svg:y="9.915cm">
            <draw:object draw:notify-on-update-of-ranges="Planilha1.E5:Planilha1.E46 Planilha1.E3:Planilha1.E3 Planilha1.H5:Planilha1.H46 Planilha1.A5:Planilha1.A46 Planilha1.A3:Planilha1.A3 Planilha1.D5:Planilha1.D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2cm" svg:x="43.985cm" svg:y="10.387cm">
            <draw:object draw:notify-on-update-of-ranges="Planilha1.E5:Planilha1.E16 Planilha1.E3:Planilha1.E3 Planilha1.H5:Planilha1.H16 Planilha1.A5:Planilha1.A16 Planilha1.A3:Planilha1.A3 Planilha1.D5:Planilha1.D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3.888cm" svg:y="1.371cm">
            <draw:object draw:notify-on-update-of-ranges="Planilha1.E5:Planilha1.E15 Planilha1.E3:Planilha1.E3 Planilha1.G5:Planilha1.G15 Planilha1.E5:Planilha1.E15 Planilha1.A3:Planilha1.A3 Planilha1.C5:Planilha1.C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9.951cm" svg:y="1.283cm">
            <draw:object draw:notify-on-update-of-ranges="Planilha1.E3:Planilha1.E3 Planilha1.A3:Planilha1.A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4.113cm" svg:y="19.405cm">
            <draw:object draw:notify-on-update-of-ranges="Planilha1.F49:Planilha1.F52 Planilha1.E3:Planilha1.E3 Planilha1.H49:Planilha1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9cm" svg:x="60.153cm" svg:y="18.589cm">
            <draw:object draw:notify-on-update-of-ranges="Planilha1.F49:Planilha1.F52 Planilha1.E3:Planilha1.E3 Planilha1.G49:Planilha1.G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7cm" svg:height="8.983cm" svg:x="75.952cm" svg:y="1.198cm">
            <draw:object draw:notify-on-update-of-ranges="Planilha1.N5:Planilha1.N15 Planilha1.N3:Planilha1.N3 Planilha1.P5:Planilha1.P15 Planilha1.J3:Planilha1.J3 Planilha1.L5:Planilha1.L15 Planilha1.J5:Planilha1.J1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6cm" svg:height="8.979cm" svg:x="91.918cm" svg:y="1.219cm">
            <draw:object draw:notify-on-update-of-ranges="Planilha1.N3:Planilha1.N3 Planilha1.J3:Planilha1.J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7cm" svg:height="9.009cm" svg:x="91.456cm" svg:y="9.943cm">
            <draw:object draw:notify-on-update-of-ranges="Planilha1.N5:Planilha1.N46 Planilha1.N3:Planilha1.N3 Planilha1.Q5:Planilha1.Q46 Planilha1.J3:Planilha1.J3 Planilha1.M5:Planilha1.M46 Planilha1.J5:Planilha1.J4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84cm" svg:height="8.992cm" svg:x="75.685cm" svg:y="9.683cm">
            <draw:object draw:notify-on-update-of-ranges="Planilha1.N5:Planilha1.N16 Planilha1.N3:Planilha1.N3 Planilha1.Q5:Planilha1.Q16 Planilha1.J3:Planilha1.J3 Planilha1.M5:Planilha1.M16 Planilha1.J5:Planilha1.J1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6.013cm" svg:height="8.991cm" svg:x="75.877cm" svg:y="18.354cm">
            <draw:object draw:notify-on-update-of-ranges="Planilha1.F100:Planilha1.F103 Planilha1.E54:Planilha1.E54 Planilha1.H100:Planilha1.H10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84cm" svg:height="8.991cm" svg:x="91.753cm" svg:y="18.807cm">
            <draw:object draw:notify-on-update-of-ranges="Planilha1.F100:Planilha1.F103 Planilha1.E54:Planilha1.E54 Planilha1.G100:Planilha1.G10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6" table:default-cell-style-name="ce4"/>
        <table:table-column table:style-name="co1" table:number-columns-repeated="1007" table:default-cell-style-name="ce4"/>
        <table:table-row table:style-name="ro1">
          <table:table-cell table:style-name="ce1" office:value-type="string" calcext:value-type="string" table:number-columns-spanned="8" table:number-rows-spanned="1">
            <text:p>Rede local</text:p>
          </table:table-cell>
          <table:covered-table-cell table:number-columns-repeated="7"/>
          <table:table-cell table:style-name="Default"/>
          <table:table-cell table:style-name="ce1" office:value-type="string" calcext:value-type="string" table:number-columns-spanned="8" table:number-rows-spanned="1">
            <text:p>Rede remota</text:p>
          </table:table-cell>
          <table:covered-table-cell table:number-columns-repeated="6"/>
          <table:covered-table-cell table:style-name="ce3"/>
          <table:table-cell table:style-name="ce3" table:number-columns-repeated="1007"/>
        </table:table-row>
        <table:table-row table:style-name="ro1">
          <table:table-cell table:style-name="ce2" office:value-type="string" calcext:value-type="string" table:number-columns-spanned="17" table:number-rows-spanned="1">
            <text:p>IPV4</text:p>
          </table:table-cell>
          <table:covered-table-cell table:number-columns-repeated="7" table:style-name="ce3"/>
          <table:covered-table-cell table:style-name="ce2"/>
          <table:covered-table-cell table:number-columns-repeated="8" table:style-name="ce3"/>
          <table:table-cell table:style-name="ce3" table:number-columns-repeated="1007"/>
        </table:table-row>
        <table:table-row table:style-name="ro1">
          <table:table-cell table:style-name="ce2" office:value-type="string" calcext:value-type="string" table:number-columns-spanned="4" table:number-rows-spanned="1">
            <text:p>UDP</text:p>
          </table:table-cell>
          <table:covered-table-cell table:number-columns-repeated="3" table:style-name="ce3"/>
          <table:table-cell table:style-name="ce2" office:value-type="string" calcext:value-type="string" table:number-columns-spanned="4" table:number-rows-spanned="1">
            <text:p>TCP</text:p>
          </table:table-cell>
          <table:covered-table-cell table:number-columns-repeated="3" table:style-name="ce3"/>
          <table:table-cell table:style-name="Default"/>
          <table:table-cell table:style-name="ce2" office:value-type="string" calcext:value-type="string" table:number-columns-spanned="4" table:number-rows-spanned="1">
            <text:p>UDP</text:p>
          </table:table-cell>
          <table:covered-table-cell table:number-columns-repeated="3" table:style-name="ce3"/>
          <table:table-cell table:style-name="ce2" office:value-type="string" calcext:value-type="string" table:number-columns-spanned="4" table:number-rows-spanned="1">
            <text:p>TCP</text:p>
          </table:table-cell>
          <table:covered-table-cell table:number-columns-repeated="3" table:style-name="ce3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PACOTE</text:p>
          </table:table-cell>
          <table:table-cell table:style-name="ce3" office:value-type="string" calcext:value-type="string">
            <text:p>TAMPACK</text:p>
          </table:table-cell>
          <table:table-cell table:style-name="ce3" office:value-type="string" calcext:value-type="string">
            <text:p>RTT (ms)</text:p>
          </table:table-cell>
          <table:table-cell table:style-name="ce3" office:value-type="string" calcext:value-type="string">
            <text:p>VAZÃO (Mbps)</text:p>
          </table:table-cell>
          <table:table-cell table:style-name="ce3" office:value-type="string" calcext:value-type="string">
            <text:p>PACOTE</text:p>
          </table:table-cell>
          <table:table-cell table:style-name="ce3" office:value-type="string" calcext:value-type="string">
            <text:p>TAMPACK</text:p>
          </table:table-cell>
          <table:table-cell table:style-name="ce3" office:value-type="string" calcext:value-type="string">
            <text:p>RTT (ms)</text:p>
          </table:table-cell>
          <table:table-cell table:style-name="ce3" office:value-type="string" calcext:value-type="string">
            <text:p>VAZÃO (Mbps)</text:p>
          </table:table-cell>
          <table:table-cell table:style-name="Default"/>
          <table:table-cell table:style-name="ce3" office:value-type="string" calcext:value-type="string">
            <text:p>PACOTE</text:p>
          </table:table-cell>
          <table:table-cell table:style-name="ce3" office:value-type="string" calcext:value-type="string">
            <text:p>TAMPACK</text:p>
          </table:table-cell>
          <table:table-cell table:style-name="ce3" office:value-type="string" calcext:value-type="string">
            <text:p>RTT (ms)</text:p>
          </table:table-cell>
          <table:table-cell table:style-name="ce3" office:value-type="string" calcext:value-type="string">
            <text:p>VAZÃO (Mbps)</text:p>
          </table:table-cell>
          <table:table-cell table:style-name="ce3" office:value-type="string" calcext:value-type="string">
            <text:p>PACOTE</text:p>
          </table:table-cell>
          <table:table-cell table:style-name="ce3" office:value-type="string" calcext:value-type="string">
            <text:p>TAMPACK</text:p>
          </table:table-cell>
          <table:table-cell table:style-name="ce3" office:value-type="string" calcext:value-type="string">
            <text:p>RTT (ms)</text:p>
          </table:table-cell>
          <table:table-cell table:style-name="ce3" office:value-type="string" calcext:value-type="string">
            <text:p>VAZÃO (Mbps)</text:p>
          </table:table-cell>
          <table:table-cell table:style-name="ce3"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0" calcext:value-type="float">
            <text:p>1450</text:p>
          </table:table-cell>
          <table:table-cell office:value-type="float" office:value="0.4091" calcext:value-type="float">
            <text:p>0,4091</text:p>
          </table:table-cell>
          <table:table-cell office:value-type="float" office:value="0.0391" calcext:value-type="float">
            <text:p>0,0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8" calcext:value-type="float">
            <text:p>0,498</text:p>
          </table:table-cell>
          <table:table-cell office:value-type="float" office:value="0.0351" calcext:value-type="float">
            <text:p>0,035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450" calcext:value-type="float">
            <text:p>1450</text:p>
          </table:table-cell>
          <table:table-cell office:value-type="float" office:value="68.146" calcext:value-type="float">
            <text:p>68,146</text:p>
          </table:table-cell>
          <table:table-cell office:value-type="float" office:value="0.2348" calcext:value-type="float">
            <text:p>0,2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9271" calcext:value-type="float">
            <text:p>69,9271</text:p>
          </table:table-cell>
          <table:table-cell office:value-type="float" office:value="0.2288" calcext:value-type="float">
            <text:p>0,228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float" office:value="0.4143" calcext:value-type="float">
            <text:p>0,4143</text:p>
          </table:table-cell>
          <table:table-cell office:value-type="float" office:value="3.8616" calcext:value-type="float">
            <text:p>3,861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4991" calcext:value-type="float">
            <text:p>0,4991</text:p>
          </table:table-cell>
          <table:table-cell office:value-type="float" office:value="3.7091" calcext:value-type="float">
            <text:p>3,7091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float" office:value="69.9576" calcext:value-type="float">
            <text:p>69,9576</text:p>
          </table:table-cell>
          <table:table-cell office:value-type="float" office:value="22.871" calcext:value-type="float">
            <text:p>22,8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0448" calcext:value-type="float">
            <text:p>73,0448</text:p>
          </table:table-cell>
          <table:table-cell office:value-type="float" office:value="27.5649" calcext:value-type="float">
            <text:p>27,5649</text:p>
          </table:table-cell>
          <table:table-cell table:number-columns-repeated="100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450" calcext:value-type="float">
            <text:p>1450</text:p>
          </table:table-cell>
          <table:table-cell office:value-type="float" office:value="0.5141" calcext:value-type="float">
            <text:p>0,5141</text:p>
          </table:table-cell>
          <table:table-cell office:value-type="float" office:value="6.2247" calcext:value-type="float">
            <text:p>6,224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5142" calcext:value-type="float">
            <text:p>0,5142</text:p>
          </table:table-cell>
          <table:table-cell office:value-type="float" office:value="6.1255" calcext:value-type="float">
            <text:p>6,1255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450" calcext:value-type="float">
            <text:p>1450</text:p>
          </table:table-cell>
          <table:table-cell office:value-type="float" office:value="75.3796" calcext:value-type="float">
            <text:p>75,3796</text:p>
          </table:table-cell>
          <table:table-cell office:value-type="float" office:value="42.4518" calcext:value-type="float">
            <text:p>42,451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0.0684" calcext:value-type="float">
            <text:p>80,0684</text:p>
          </table:table-cell>
          <table:table-cell office:value-type="float" office:value="39.9658" calcext:value-type="float">
            <text:p>39,9658</text:p>
          </table:table-cell>
          <table:table-cell table:number-columns-repeated="100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450" calcext:value-type="float">
            <text:p>1450</text:p>
          </table:table-cell>
          <table:table-cell office:value-type="float" office:value="0.5156" calcext:value-type="float">
            <text:p>0,5156</text:p>
          </table:table-cell>
          <table:table-cell office:value-type="float" office:value="9.3088" calcext:value-type="float">
            <text:p>9,308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5309" calcext:value-type="float">
            <text:p>0,5309</text:p>
          </table:table-cell>
          <table:table-cell office:value-type="float" office:value="8.1386" calcext:value-type="float">
            <text:p>8,1386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office:value-type="float" office:value="1450" calcext:value-type="float">
            <text:p>1450</text:p>
          </table:table-cell>
          <table:table-cell office:value-type="float" office:value="53.5221" calcext:value-type="float">
            <text:p>53,5221</text:p>
          </table:table-cell>
          <table:table-cell office:value-type="float" office:value="89.6826" calcext:value-type="float">
            <text:p>89,682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.9788" calcext:value-type="float">
            <text:p>90,9788</text:p>
          </table:table-cell>
          <table:table-cell office:value-type="float" office:value="52.7595" calcext:value-type="float">
            <text:p>52,7595</text:p>
          </table:table-cell>
          <table:table-cell table:number-columns-repeated="1007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450" calcext:value-type="float">
            <text:p>1450</text:p>
          </table:table-cell>
          <table:table-cell office:value-type="float" office:value="0.507" calcext:value-type="float">
            <text:p>0,507</text:p>
          </table:table-cell>
          <table:table-cell office:value-type="float" office:value="12.6237" calcext:value-type="float">
            <text:p>12,6237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.6004" calcext:value-type="float">
            <text:p>0,6004</text:p>
          </table:table-cell>
          <table:table-cell office:value-type="float" office:value="10.791" calcext:value-type="float">
            <text:p>10,791</text:p>
          </table:table-cell>
          <table:table-cell table:style-name="Default"/>
          <table:table-cell office:value-type="float" office:value="400" calcext:value-type="float">
            <text:p>400</text:p>
          </table:table-cell>
          <table:table-cell office:value-type="float" office:value="1450" calcext:value-type="float">
            <text:p>1450</text:p>
          </table:table-cell>
          <table:table-cell office:value-type="float" office:value="57.1501" calcext:value-type="float">
            <text:p>57,1501</text:p>
          </table:table-cell>
          <table:table-cell office:value-type="float" office:value="111.9857" calcext:value-type="float">
            <text:p>111,9857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78.5198" calcext:value-type="float">
            <text:p>78,5198</text:p>
          </table:table-cell>
          <table:table-cell office:value-type="float" office:value="81.5081" calcext:value-type="float">
            <text:p>81,5081</text:p>
          </table:table-cell>
          <table:table-cell table:number-columns-repeated="1007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450" calcext:value-type="float">
            <text:p>1450</text:p>
          </table:table-cell>
          <table:table-cell office:value-type="float" office:value="0.5187" calcext:value-type="float">
            <text:p>0,5187</text:p>
          </table:table-cell>
          <table:table-cell office:value-type="float" office:value="15.4223" calcext:value-type="float">
            <text:p>15,4223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6325" calcext:value-type="float">
            <text:p>0,6325</text:p>
          </table:table-cell>
          <table:table-cell office:value-type="float" office:value="14.0223" calcext:value-type="float">
            <text:p>14,0223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office:value-type="float" office:value="1450" calcext:value-type="float">
            <text:p>1450</text:p>
          </table:table-cell>
          <table:table-cell office:value-type="float" office:value="78.885" calcext:value-type="float">
            <text:p>78,885</text:p>
          </table:table-cell>
          <table:table-cell office:value-type="float" office:value="101.4135" calcext:value-type="float">
            <text:p>101,413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99.3646" calcext:value-type="float">
            <text:p>99,3646</text:p>
          </table:table-cell>
          <table:table-cell office:value-type="float" office:value="80.5115" calcext:value-type="float">
            <text:p>80,5115</text:p>
          </table:table-cell>
          <table:table-cell table:number-columns-repeated="1007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450" calcext:value-type="float">
            <text:p>1450</text:p>
          </table:table-cell>
          <table:table-cell office:value-type="float" office:value="0.5623" calcext:value-type="float">
            <text:p>0,5623</text:p>
          </table:table-cell>
          <table:table-cell office:value-type="float" office:value="17.0727" calcext:value-type="float">
            <text:p>17,072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.6636" calcext:value-type="float">
            <text:p>0,6636</text:p>
          </table:table-cell>
          <table:table-cell office:value-type="float" office:value="16.0322" calcext:value-type="float">
            <text:p>16,0322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office:value-type="float" office:value="1450" calcext:value-type="float">
            <text:p>1450</text:p>
          </table:table-cell>
          <table:table-cell office:value-type="float" office:value="60.6575" calcext:value-type="float">
            <text:p>60,6575</text:p>
          </table:table-cell>
          <table:table-cell office:value-type="float" office:value="158.2657" calcext:value-type="float">
            <text:p>158,265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93.0936" calcext:value-type="float">
            <text:p>93,0936</text:p>
          </table:table-cell>
          <table:table-cell office:value-type="float" office:value="103.122" calcext:value-type="float">
            <text:p>103,122</text:p>
          </table:table-cell>
          <table:table-cell table:number-columns-repeated="1007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450" calcext:value-type="float">
            <text:p>1450</text:p>
          </table:table-cell>
          <table:table-cell office:value-type="float" office:value="0.5905" calcext:value-type="float">
            <text:p>0,5905</text:p>
          </table:table-cell>
          <table:table-cell office:value-type="float" office:value="18.9682" calcext:value-type="float">
            <text:p>18,9682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.6763" calcext:value-type="float">
            <text:p>0,6763</text:p>
          </table:table-cell>
          <table:table-cell office:value-type="float" office:value="17.4333" calcext:value-type="float">
            <text:p>17,4333</text:p>
          </table:table-cell>
          <table:table-cell table:style-name="Default"/>
          <table:table-cell office:value-type="float" office:value="700" calcext:value-type="float">
            <text:p>700</text:p>
          </table:table-cell>
          <table:table-cell office:value-type="float" office:value="1450" calcext:value-type="float">
            <text:p>1450</text:p>
          </table:table-cell>
          <table:table-cell office:value-type="float" office:value="79.3682" calcext:value-type="float">
            <text:p>79,3682</text:p>
          </table:table-cell>
          <table:table-cell office:value-type="float" office:value="141.1145" calcext:value-type="float">
            <text:p>141,1145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106.6463" calcext:value-type="float">
            <text:p>106,6463</text:p>
          </table:table-cell>
          <table:table-cell office:value-type="float" office:value="105.02" calcext:value-type="float">
            <text:p>105,02</text:p>
          </table:table-cell>
          <table:table-cell table:number-columns-repeated="1007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450" calcext:value-type="float">
            <text:p>1450</text:p>
          </table:table-cell>
          <table:table-cell office:value-type="float" office:value="0.6248" calcext:value-type="float">
            <text:p>0,6248</text:p>
          </table:table-cell>
          <table:table-cell office:value-type="float" office:value="20.4865" calcext:value-type="float">
            <text:p>20,486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.7127" calcext:value-type="float">
            <text:p>0,7127</text:p>
          </table:table-cell>
          <table:table-cell office:value-type="float" office:value="19.8908" calcext:value-type="float">
            <text:p>19,8908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office:value-type="float" office:value="1450" calcext:value-type="float">
            <text:p>1450</text:p>
          </table:table-cell>
          <table:table-cell office:value-type="float" office:value="65.7535" calcext:value-type="float">
            <text:p>65,7535</text:p>
          </table:table-cell>
          <table:table-cell office:value-type="float" office:value="194.6665" calcext:value-type="float">
            <text:p>194,6665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08.7649" calcext:value-type="float">
            <text:p>108,7649</text:p>
          </table:table-cell>
          <table:table-cell office:value-type="float" office:value="117.685" calcext:value-type="float">
            <text:p>117,685</text:p>
          </table:table-cell>
          <table:table-cell table:number-columns-repeated="1007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450" calcext:value-type="float">
            <text:p>1450</text:p>
          </table:table-cell>
          <table:table-cell office:value-type="float" office:value="0.67" calcext:value-type="float">
            <text:p>0,67</text:p>
          </table:table-cell>
          <table:table-cell office:value-type="float" office:value="21.4938" calcext:value-type="float">
            <text:p>21,493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.7402" calcext:value-type="float">
            <text:p>0,7402</text:p>
          </table:table-cell>
          <table:table-cell office:value-type="float" office:value="20.4935" calcext:value-type="float">
            <text:p>20,4935</text:p>
          </table:table-cell>
          <table:table-cell table:style-name="Default"/>
          <table:table-cell office:value-type="float" office:value="900" calcext:value-type="float">
            <text:p>900</text:p>
          </table:table-cell>
          <table:table-cell office:value-type="float" office:value="1450" calcext:value-type="float">
            <text:p>1450</text:p>
          </table:table-cell>
          <table:table-cell office:value-type="float" office:value="83.9425" calcext:value-type="float">
            <text:p>83,9425</text:p>
          </table:table-cell>
          <table:table-cell office:value-type="float" office:value="171.546" calcext:value-type="float">
            <text:p>171,54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.7376" calcext:value-type="float">
            <text:p>86,7376</text:p>
          </table:table-cell>
          <table:table-cell office:value-type="float" office:value="166.0179" calcext:value-type="float">
            <text:p>166,0179</text:p>
          </table:table-cell>
          <table:table-cell table:number-columns-repeated="100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450" calcext:value-type="float">
            <text:p>1450</text:p>
          </table:table-cell>
          <table:table-cell office:value-type="float" office:value="0.7053" calcext:value-type="float">
            <text:p>0,7053</text:p>
          </table:table-cell>
          <table:table-cell office:value-type="float" office:value="22.6866" calcext:value-type="float">
            <text:p>22,686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7884" calcext:value-type="float">
            <text:p>0,7884</text:p>
          </table:table-cell>
          <table:table-cell office:value-type="float" office:value="22.2432" calcext:value-type="float">
            <text:p>22,2432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450" calcext:value-type="float">
            <text:p>1450</text:p>
          </table:table-cell>
          <table:table-cell office:value-type="float" office:value="82.9629" calcext:value-type="float">
            <text:p>82,9629</text:p>
          </table:table-cell>
          <table:table-cell office:value-type="float" office:value="192.8572" calcext:value-type="float">
            <text:p>192,857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.1383" calcext:value-type="float">
            <text:p>100,1383</text:p>
          </table:table-cell>
          <table:table-cell office:value-type="float" office:value="159.7791" calcext:value-type="float">
            <text:p>159,7791</text:p>
          </table:table-cell>
          <table:table-cell table:number-columns-repeated="1007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450" calcext:value-type="float">
            <text:p>1450</text:p>
          </table:table-cell>
          <table:table-cell office:value-type="float" office:value="1.4123" calcext:value-type="float">
            <text:p>1,4123</text:p>
          </table:table-cell>
          <table:table-cell office:value-type="float" office:value="22.6581" calcext:value-type="float">
            <text:p>22,6581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.0763" calcext:value-type="float">
            <text:p>1,0763</text:p>
          </table:table-cell>
          <table:table-cell office:value-type="float" office:value="29.7302" calcext:value-type="float">
            <text:p>29,7302</text:p>
          </table:table-cell>
          <table:table-cell table:style-name="Default"/>
          <table:table-cell office:value-type="float" office:value="2000" calcext:value-type="float">
            <text:p>2000</text:p>
          </table:table-cell>
          <table:table-cell office:value-type="float" office:value="1450" calcext:value-type="float">
            <text:p>1450</text:p>
          </table:table-cell>
          <table:table-cell office:value-type="float" office:value="135.3423" calcext:value-type="float">
            <text:p>135,3423</text:p>
          </table:table-cell>
          <table:table-cell office:value-type="float" office:value="236.4375" calcext:value-type="float">
            <text:p>236,437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42.9682" calcext:value-type="float">
            <text:p>142,9682</text:p>
          </table:table-cell>
          <table:table-cell office:value-type="float" office:value="254.826" calcext:value-type="float">
            <text:p>254,826</text:p>
          </table:table-cell>
          <table:table-cell table:number-columns-repeated="1007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450" calcext:value-type="float">
            <text:p>1450</text:p>
          </table:table-cell>
          <table:table-cell office:value-type="float" office:value="2.3387" calcext:value-type="float">
            <text:p>2,3387</text:p>
          </table:table-cell>
          <table:table-cell office:value-type="float" office:value="20.5241" calcext:value-type="float">
            <text:p>20,524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1.1811" calcext:value-type="float">
            <text:p>1,1811</text:p>
          </table:table-cell>
          <table:table-cell office:value-type="float" office:value="40.6396" calcext:value-type="float">
            <text:p>40,6396</text:p>
          </table:table-cell>
          <table:table-cell table:style-name="Default"/>
          <table:table-cell office:value-type="float" office:value="3000" calcext:value-type="float">
            <text:p>3000</text:p>
          </table:table-cell>
          <table:table-cell office:value-type="float" office:value="1450" calcext:value-type="float">
            <text:p>1450</text:p>
          </table:table-cell>
          <table:table-cell office:value-type="float" office:value="263.6837" calcext:value-type="float">
            <text:p>263,6837</text:p>
          </table:table-cell>
          <table:table-cell office:value-type="float" office:value="182.0363" calcext:value-type="float">
            <text:p>182,0363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129.3216" calcext:value-type="float">
            <text:p>129,3216</text:p>
          </table:table-cell>
          <table:table-cell office:value-type="float" office:value="357.3512" calcext:value-type="float">
            <text:p>357,3512</text:p>
          </table:table-cell>
          <table:table-cell table:number-columns-repeated="100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450" calcext:value-type="float">
            <text:p>1450</text:p>
          </table:table-cell>
          <table:table-cell office:value-type="float" office:value="2.8329" calcext:value-type="float">
            <text:p>2,8329</text:p>
          </table:table-cell>
          <table:table-cell office:value-type="float" office:value="22.5914" calcext:value-type="float">
            <text:p>22,5914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.3241" calcext:value-type="float">
            <text:p>1,3241</text:p>
          </table:table-cell>
          <table:table-cell office:value-type="float" office:value="48.3358" calcext:value-type="float">
            <text:p>48,3358</text:p>
          </table:table-cell>
          <table:table-cell table:style-name="Default"/>
          <table:table-cell office:value-type="float" office:value="4000" calcext:value-type="float">
            <text:p>4000</text:p>
          </table:table-cell>
          <table:table-cell office:value-type="float" office:value="1450" calcext:value-type="float">
            <text:p>1450</text:p>
          </table:table-cell>
          <table:table-cell office:value-type="float" office:value="243.1815" calcext:value-type="float">
            <text:p>243,1815</text:p>
          </table:table-cell>
          <table:table-cell office:value-type="float" office:value="263.1779" calcext:value-type="float">
            <text:p>263,1779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21.4301" calcext:value-type="float">
            <text:p>121,4301</text:p>
          </table:table-cell>
          <table:table-cell office:value-type="float" office:value="527.0523" calcext:value-type="float">
            <text:p>527,0523</text:p>
          </table:table-cell>
          <table:table-cell table:number-columns-repeated="100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450" calcext:value-type="float">
            <text:p>1450</text:p>
          </table:table-cell>
          <table:table-cell office:value-type="float" office:value="3.9077" calcext:value-type="float">
            <text:p>3,9077</text:p>
          </table:table-cell>
          <table:table-cell office:value-type="float" office:value="20.4725" calcext:value-type="float">
            <text:p>20,4725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.4415" calcext:value-type="float">
            <text:p>1,4415</text:p>
          </table:table-cell>
          <table:table-cell office:value-type="float" office:value="55.4987" calcext:value-type="float">
            <text:p>55,4987</text:p>
          </table:table-cell>
          <table:table-cell table:style-name="Default"/>
          <table:table-cell office:value-type="float" office:value="5000" calcext:value-type="float">
            <text:p>5000</text:p>
          </table:table-cell>
          <table:table-cell office:value-type="float" office:value="1450" calcext:value-type="float">
            <text:p>1450</text:p>
          </table:table-cell>
          <table:table-cell office:value-type="float" office:value="380.6387" calcext:value-type="float">
            <text:p>380,6387</text:p>
          </table:table-cell>
          <table:table-cell office:value-type="float" office:value="210.1731" calcext:value-type="float">
            <text:p>210,1731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12.2179" calcext:value-type="float">
            <text:p>212,2179</text:p>
          </table:table-cell>
          <table:table-cell office:value-type="float" office:value="376.971" calcext:value-type="float">
            <text:p>376,971</text:p>
          </table:table-cell>
          <table:table-cell table:number-columns-repeated="1007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450" calcext:value-type="float">
            <text:p>1450</text:p>
          </table:table-cell>
          <table:table-cell office:value-type="float" office:value="4.3422" calcext:value-type="float">
            <text:p>4,3422</text:p>
          </table:table-cell>
          <table:table-cell office:value-type="float" office:value="22.1085" calcext:value-type="float">
            <text:p>22,1085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.6666" calcext:value-type="float">
            <text:p>1,6666</text:p>
          </table:table-cell>
          <table:table-cell office:value-type="float" office:value="57.6032" calcext:value-type="float">
            <text:p>57,6032</text:p>
          </table:table-cell>
          <table:table-cell table:style-name="Default"/>
          <table:table-cell office:value-type="float" office:value="6000" calcext:value-type="float">
            <text:p>6000</text:p>
          </table:table-cell>
          <table:table-cell office:value-type="float" office:value="1450" calcext:value-type="float">
            <text:p>1450</text:p>
          </table:table-cell>
          <table:table-cell office:value-type="float" office:value="481.224" calcext:value-type="float">
            <text:p>481,224</text:p>
          </table:table-cell>
          <table:table-cell office:value-type="float" office:value="199.4913" calcext:value-type="float">
            <text:p>199,491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368.8429" calcext:value-type="float">
            <text:p>368,8429</text:p>
          </table:table-cell>
          <table:table-cell office:value-type="float" office:value="260.2734" calcext:value-type="float">
            <text:p>260,2734</text:p>
          </table:table-cell>
          <table:table-cell table:number-columns-repeated="1007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1450" calcext:value-type="float">
            <text:p>1450</text:p>
          </table:table-cell>
          <table:table-cell office:value-type="float" office:value="5.6876" calcext:value-type="float">
            <text:p>5,6876</text:p>
          </table:table-cell>
          <table:table-cell office:value-type="float" office:value="19.6918" calcext:value-type="float">
            <text:p>19,6918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1.6696" calcext:value-type="float">
            <text:p>1,6696</text:p>
          </table:table-cell>
          <table:table-cell office:value-type="float" office:value="67.081" calcext:value-type="float">
            <text:p>67,081</text:p>
          </table:table-cell>
          <table:table-cell table:style-name="Default"/>
          <table:table-cell office:value-type="float" office:value="7000" calcext:value-type="float">
            <text:p>7000</text:p>
          </table:table-cell>
          <table:table-cell office:value-type="float" office:value="1450" calcext:value-type="float">
            <text:p>1450</text:p>
          </table:table-cell>
          <table:table-cell office:value-type="float" office:value="436.4382" calcext:value-type="float">
            <text:p>436,4382</text:p>
          </table:table-cell>
          <table:table-cell office:value-type="float" office:value="256.6228" calcext:value-type="float">
            <text:p>256,6228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376.7604" calcext:value-type="float">
            <text:p>376,7604</text:p>
          </table:table-cell>
          <table:table-cell office:value-type="float" office:value="297.2711" calcext:value-type="float">
            <text:p>297,2711</text:p>
          </table:table-cell>
          <table:table-cell table:number-columns-repeated="100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450" calcext:value-type="float">
            <text:p>1450</text:p>
          </table:table-cell>
          <table:table-cell office:value-type="float" office:value="7.7513" calcext:value-type="float">
            <text:p>7,7513</text:p>
          </table:table-cell>
          <table:table-cell office:value-type="float" office:value="16.5134" calcext:value-type="float">
            <text:p>16,5134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.7245" calcext:value-type="float">
            <text:p>1,7245</text:p>
          </table:table-cell>
          <table:table-cell office:value-type="float" office:value="74.2223" calcext:value-type="float">
            <text:p>74,2223</text:p>
          </table:table-cell>
          <table:table-cell table:style-name="Default"/>
          <table:table-cell office:value-type="float" office:value="8000" calcext:value-type="float">
            <text:p>8000</text:p>
          </table:table-cell>
          <table:table-cell office:value-type="float" office:value="1450" calcext:value-type="float">
            <text:p>1450</text:p>
          </table:table-cell>
          <table:table-cell office:value-type="float" office:value="549.5327" calcext:value-type="float">
            <text:p>549,5327</text:p>
          </table:table-cell>
          <table:table-cell office:value-type="float" office:value="232.9252" calcext:value-type="float">
            <text:p>232,9252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484.0577" calcext:value-type="float">
            <text:p>484,0577</text:p>
          </table:table-cell>
          <table:table-cell office:value-type="float" office:value="264.4313" calcext:value-type="float">
            <text:p>264,4313</text:p>
          </table:table-cell>
          <table:table-cell table:number-columns-repeated="1007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450" calcext:value-type="float">
            <text:p>1450</text:p>
          </table:table-cell>
          <table:table-cell office:value-type="float" office:value="10.3965" calcext:value-type="float">
            <text:p>10,3965</text:p>
          </table:table-cell>
          <table:table-cell office:value-type="float" office:value="13.8508" calcext:value-type="float">
            <text:p>13,8508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1.8973" calcext:value-type="float">
            <text:p>1,8973</text:p>
          </table:table-cell>
          <table:table-cell office:value-type="float" office:value="75.8991" calcext:value-type="float">
            <text:p>75,8991</text:p>
          </table:table-cell>
          <table:table-cell table:style-name="Default"/>
          <table:table-cell office:value-type="float" office:value="9000" calcext:value-type="float">
            <text:p>9000</text:p>
          </table:table-cell>
          <table:table-cell office:value-type="float" office:value="1450" calcext:value-type="float">
            <text:p>1450</text:p>
          </table:table-cell>
          <table:table-cell office:value-type="float" office:value="562.2262" calcext:value-type="float">
            <text:p>562,2262</text:p>
          </table:table-cell>
          <table:table-cell office:value-type="float" office:value="256.1247" calcext:value-type="float">
            <text:p>256,1247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492.5773" calcext:value-type="float">
            <text:p>492,5773</text:p>
          </table:table-cell>
          <table:table-cell office:value-type="float" office:value="292.3399" calcext:value-type="float">
            <text:p>292,3399</text:p>
          </table:table-cell>
          <table:table-cell table:number-columns-repeated="100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 office:value-type="float" office:value="11.9292" calcext:value-type="float">
            <text:p>11,9292</text:p>
          </table:table-cell>
          <table:table-cell office:value-type="float" office:value="13.4125" calcext:value-type="float">
            <text:p>13,412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.0548" calcext:value-type="float">
            <text:p>2,0548</text:p>
          </table:table-cell>
          <table:table-cell office:value-type="float" office:value="77.8667" calcext:value-type="float">
            <text:p>77,8667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 office:value-type="float" office:value="608.4193" calcext:value-type="float">
            <text:p>608,4193</text:p>
          </table:table-cell>
          <table:table-cell office:value-type="float" office:value="262.9765" calcext:value-type="float">
            <text:p>262,976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773.5864" calcext:value-type="float">
            <text:p>773,5864</text:p>
          </table:table-cell>
          <table:table-cell office:value-type="float" office:value="206.8289" calcext:value-type="float">
            <text:p>206,8289</text:p>
          </table:table-cell>
          <table:table-cell table:number-columns-repeated="1007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450" calcext:value-type="float">
            <text:p>1450</text:p>
          </table:table-cell>
          <table:table-cell office:value-type="float" office:value="14.8101" calcext:value-type="float">
            <text:p>14,8101</text:p>
          </table:table-cell>
          <table:table-cell office:value-type="float" office:value="11.8838" calcext:value-type="float">
            <text:p>11,8838</text:p>
          </table:table-cell>
          <table:table-cell table:number-columns-repeated="2" office:value-type="float" office:value="11000" calcext:value-type="float">
            <text:p>11000</text:p>
          </table:table-cell>
          <table:table-cell office:value-type="float" office:value="2.0643" calcext:value-type="float">
            <text:p>2,0643</text:p>
          </table:table-cell>
          <table:table-cell office:value-type="float" office:value="85.2594" calcext:value-type="float">
            <text:p>85,2594</text:p>
          </table:table-cell>
          <table:table-cell table:style-name="Default"/>
          <table:table-cell office:value-type="float" office:value="11000" calcext:value-type="float">
            <text:p>11000</text:p>
          </table:table-cell>
          <table:table-cell office:value-type="float" office:value="1450" calcext:value-type="float">
            <text:p>1450</text:p>
          </table:table-cell>
          <table:table-cell office:value-type="float" office:value="745.8277" calcext:value-type="float">
            <text:p>745,8277</text:p>
          </table:table-cell>
          <table:table-cell office:value-type="float" office:value="235.9794" calcext:value-type="float">
            <text:p>235,9794</text:p>
          </table:table-cell>
          <table:table-cell table:number-columns-repeated="2" office:value-type="float" office:value="11000" calcext:value-type="float">
            <text:p>11000</text:p>
          </table:table-cell>
          <table:table-cell office:value-type="float" office:value="641.3188" calcext:value-type="float">
            <text:p>641,3188</text:p>
          </table:table-cell>
          <table:table-cell office:value-type="float" office:value="274.4345" calcext:value-type="float">
            <text:p>274,4345</text:p>
          </table:table-cell>
          <table:table-cell table:number-columns-repeated="1007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450" calcext:value-type="float">
            <text:p>1450</text:p>
          </table:table-cell>
          <table:table-cell office:value-type="float" office:value="18.6104" calcext:value-type="float">
            <text:p>18,6104</text:p>
          </table:table-cell>
          <table:table-cell office:value-type="float" office:value="16.3168" calcext:value-type="float">
            <text:p>16,3168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2.1344" calcext:value-type="float">
            <text:p>2,1344</text:p>
          </table:table-cell>
          <table:table-cell office:value-type="float" office:value="89.9542" calcext:value-type="float">
            <text:p>89,9542</text:p>
          </table:table-cell>
          <table:table-cell table:style-name="Default"/>
          <table:table-cell office:value-type="float" office:value="12000" calcext:value-type="float">
            <text:p>12000</text:p>
          </table:table-cell>
          <table:table-cell office:value-type="float" office:value="1450" calcext:value-type="float">
            <text:p>1450</text:p>
          </table:table-cell>
          <table:table-cell office:value-type="float" office:value="908.2524" calcext:value-type="float">
            <text:p>908,2524</text:p>
          </table:table-cell>
          <table:table-cell office:value-type="float" office:value="211.395" calcext:value-type="float">
            <text:p>211,395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617.2616" calcext:value-type="float">
            <text:p>617,2616</text:p>
          </table:table-cell>
          <table:table-cell office:value-type="float" office:value="311.0512" calcext:value-type="float">
            <text:p>311,0512</text:p>
          </table:table-cell>
          <table:table-cell table:number-columns-repeated="1007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1450" calcext:value-type="float">
            <text:p>1450</text:p>
          </table:table-cell>
          <table:table-cell office:value-type="float" office:value="17.2513" calcext:value-type="float">
            <text:p>17,2513</text:p>
          </table:table-cell>
          <table:table-cell office:value-type="float" office:value="18.3478" calcext:value-type="float">
            <text:p>18,3478</text:p>
          </table:table-cell>
          <table:table-cell table:number-columns-repeated="2" office:value-type="float" office:value="13000" calcext:value-type="float">
            <text:p>13000</text:p>
          </table:table-cell>
          <table:table-cell office:value-type="float" office:value="2.2988" calcext:value-type="float">
            <text:p>2,2988</text:p>
          </table:table-cell>
          <table:table-cell office:value-type="float" office:value="90.481" calcext:value-type="float">
            <text:p>90,481</text:p>
          </table:table-cell>
          <table:table-cell table:style-name="Default"/>
          <table:table-cell office:value-type="float" office:value="13000" calcext:value-type="float">
            <text:p>13000</text:p>
          </table:table-cell>
          <table:table-cell office:value-type="float" office:value="1450" calcext:value-type="float">
            <text:p>1450</text:p>
          </table:table-cell>
          <table:table-cell office:value-type="float" office:value="802.6122" calcext:value-type="float">
            <text:p>802,6122</text:p>
          </table:table-cell>
          <table:table-cell office:value-type="float" office:value="259.1538" calcext:value-type="float">
            <text:p>259,1538</text:p>
          </table:table-cell>
          <table:table-cell table:number-columns-repeated="2" office:value-type="float" office:value="13000" calcext:value-type="float">
            <text:p>13000</text:p>
          </table:table-cell>
          <table:table-cell office:value-type="float" office:value="458.0571" calcext:value-type="float">
            <text:p>458,0571</text:p>
          </table:table-cell>
          <table:table-cell office:value-type="float" office:value="454.0918" calcext:value-type="float">
            <text:p>454,0918</text:p>
          </table:table-cell>
          <table:table-cell table:number-columns-repeated="1007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450" calcext:value-type="float">
            <text:p>1450</text:p>
          </table:table-cell>
          <table:table-cell office:value-type="float" office:value="16.2457" calcext:value-type="float">
            <text:p>16,2457</text:p>
          </table:table-cell>
          <table:table-cell office:value-type="float" office:value="17.8437" calcext:value-type="float">
            <text:p>17,8437</text:p>
          </table:table-cell>
          <table:table-cell table:number-columns-repeated="2" office:value-type="float" office:value="14000" calcext:value-type="float">
            <text:p>14000</text:p>
          </table:table-cell>
          <table:table-cell office:value-type="float" office:value="2.395" calcext:value-type="float">
            <text:p>2,395</text:p>
          </table:table-cell>
          <table:table-cell office:value-type="float" office:value="93.5265" calcext:value-type="float">
            <text:p>93,5265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office:value-type="float" office:value="1450" calcext:value-type="float">
            <text:p>1450</text:p>
          </table:table-cell>
          <table:table-cell office:value-type="float" office:value="1004.0974" calcext:value-type="float">
            <text:p>1004,0974</text:p>
          </table:table-cell>
          <table:table-cell office:value-type="float" office:value="223.0859" calcext:value-type="float">
            <text:p>223,0859</text:p>
          </table:table-cell>
          <table:table-cell table:number-columns-repeated="2" office:value-type="float" office:value="14000" calcext:value-type="float">
            <text:p>14000</text:p>
          </table:table-cell>
          <table:table-cell office:value-type="float" office:value="1072.4285" calcext:value-type="float">
            <text:p>1072,4285</text:p>
          </table:table-cell>
          <table:table-cell office:value-type="float" office:value="208.8717" calcext:value-type="float">
            <text:p>208,8717</text:p>
          </table:table-cell>
          <table:table-cell table:number-columns-repeated="1007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1450" calcext:value-type="float">
            <text:p>1450</text:p>
          </table:table-cell>
          <table:table-cell office:value-type="float" office:value="13.4718" calcext:value-type="float">
            <text:p>13,4718</text:p>
          </table:table-cell>
          <table:table-cell office:value-type="float" office:value="18.4884" calcext:value-type="float">
            <text:p>18,4884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2.4149" calcext:value-type="float">
            <text:p>2,4149</text:p>
          </table:table-cell>
          <table:table-cell office:value-type="float" office:value="99.382" calcext:value-type="float">
            <text:p>99,382</text:p>
          </table:table-cell>
          <table:table-cell table:style-name="Default"/>
          <table:table-cell office:value-type="float" office:value="15000" calcext:value-type="float">
            <text:p>15000</text:p>
          </table:table-cell>
          <table:table-cell office:value-type="float" office:value="1450" calcext:value-type="float">
            <text:p>1450</text:p>
          </table:table-cell>
          <table:table-cell office:value-type="float" office:value="957.4433" calcext:value-type="float">
            <text:p>957,4433</text:p>
          </table:table-cell>
          <table:table-cell office:value-type="float" office:value="250.6676" calcext:value-type="float">
            <text:p>250,6676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711.0403" calcext:value-type="float">
            <text:p>711,0403</text:p>
          </table:table-cell>
          <table:table-cell office:value-type="float" office:value="337.5336" calcext:value-type="float">
            <text:p>337,5336</text:p>
          </table:table-cell>
          <table:table-cell table:number-columns-repeated="1007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1450" calcext:value-type="float">
            <text:p>1450</text:p>
          </table:table-cell>
          <table:table-cell office:value-type="float" office:value="12.3121" calcext:value-type="float">
            <text:p>12,3121</text:p>
          </table:table-cell>
          <table:table-cell office:value-type="float" office:value="20.7926" calcext:value-type="float">
            <text:p>20,7926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2.55" calcext:value-type="float">
            <text:p>2,55</text:p>
          </table:table-cell>
          <table:table-cell office:value-type="float" office:value="100.3936" calcext:value-type="float">
            <text:p>100,3936</text:p>
          </table:table-cell>
          <table:table-cell table:style-name="Default"/>
          <table:table-cell office:value-type="float" office:value="16000" calcext:value-type="float">
            <text:p>16000</text:p>
          </table:table-cell>
          <table:table-cell office:value-type="float" office:value="1450" calcext:value-type="float">
            <text:p>1450</text:p>
          </table:table-cell>
          <table:table-cell office:value-type="float" office:value="1132.4689" calcext:value-type="float">
            <text:p>1132,4689</text:p>
          </table:table-cell>
          <table:table-cell office:value-type="float" office:value="226.0548" calcext:value-type="float">
            <text:p>226,0548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745.8296" calcext:value-type="float">
            <text:p>745,8296</text:p>
          </table:table-cell>
          <table:table-cell office:value-type="float" office:value="343.242" calcext:value-type="float">
            <text:p>343,242</text:p>
          </table:table-cell>
          <table:table-cell table:number-columns-repeated="1007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1450" calcext:value-type="float">
            <text:p>1450</text:p>
          </table:table-cell>
          <table:table-cell office:value-type="float" office:value="10.6693" calcext:value-type="float">
            <text:p>10,6693</text:p>
          </table:table-cell>
          <table:table-cell office:value-type="float" office:value="25.4938" calcext:value-type="float">
            <text:p>25,4938</text:p>
          </table:table-cell>
          <table:table-cell table:number-columns-repeated="2" office:value-type="float" office:value="17000" calcext:value-type="float">
            <text:p>17000</text:p>
          </table:table-cell>
          <table:table-cell office:value-type="float" office:value="2.6728" calcext:value-type="float">
            <text:p>2,6728</text:p>
          </table:table-cell>
          <table:table-cell office:value-type="float" office:value="101.7649" calcext:value-type="float">
            <text:p>101,7649</text:p>
          </table:table-cell>
          <table:table-cell table:style-name="Default"/>
          <table:table-cell office:value-type="float" office:value="17000" calcext:value-type="float">
            <text:p>17000</text:p>
          </table:table-cell>
          <table:table-cell office:value-type="float" office:value="1450" calcext:value-type="float">
            <text:p>1450</text:p>
          </table:table-cell>
          <table:table-cell office:value-type="float" office:value="1104.1497" calcext:value-type="float">
            <text:p>1104,1497</text:p>
          </table:table-cell>
          <table:table-cell office:value-type="float" office:value="246.3434" calcext:value-type="float">
            <text:p>246,3434</text:p>
          </table:table-cell>
          <table:table-cell table:number-columns-repeated="2" office:value-type="float" office:value="17000" calcext:value-type="float">
            <text:p>17000</text:p>
          </table:table-cell>
          <table:table-cell office:value-type="float" office:value="651.7565" calcext:value-type="float">
            <text:p>651,7565</text:p>
          </table:table-cell>
          <table:table-cell office:value-type="float" office:value="417.3338" calcext:value-type="float">
            <text:p>417,3338</text:p>
          </table:table-cell>
          <table:table-cell table:number-columns-repeated="1007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1450" calcext:value-type="float">
            <text:p>1450</text:p>
          </table:table-cell>
          <table:table-cell office:value-type="float" office:value="11.4729" calcext:value-type="float">
            <text:p>11,4729</text:p>
          </table:table-cell>
          <table:table-cell office:value-type="float" office:value="25.1027" calcext:value-type="float">
            <text:p>25,1027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2.6767" calcext:value-type="float">
            <text:p>2,6767</text:p>
          </table:table-cell>
          <table:table-cell office:value-type="float" office:value="107.5967" calcext:value-type="float">
            <text:p>107,5967</text:p>
          </table:table-cell>
          <table:table-cell table:style-name="Default"/>
          <table:table-cell office:value-type="float" office:value="18000" calcext:value-type="float">
            <text:p>18000</text:p>
          </table:table-cell>
          <table:table-cell office:value-type="float" office:value="1450" calcext:value-type="float">
            <text:p>1450</text:p>
          </table:table-cell>
          <table:table-cell office:value-type="float" office:value="1138.2955" calcext:value-type="float">
            <text:p>1138,2955</text:p>
          </table:table-cell>
          <table:table-cell office:value-type="float" office:value="253.0099" calcext:value-type="float">
            <text:p>253,0099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645.1402" calcext:value-type="float">
            <text:p>645,1402</text:p>
          </table:table-cell>
          <table:table-cell office:value-type="float" office:value="446.4146" calcext:value-type="float">
            <text:p>446,4146</text:p>
          </table:table-cell>
          <table:table-cell table:number-columns-repeated="1007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1450" calcext:value-type="float">
            <text:p>1450</text:p>
          </table:table-cell>
          <table:table-cell office:value-type="float" office:value="12.2729" calcext:value-type="float">
            <text:p>12,2729</text:p>
          </table:table-cell>
          <table:table-cell office:value-type="float" office:value="24.77" calcext:value-type="float">
            <text:p>24,77</text:p>
          </table:table-cell>
          <table:table-cell table:number-columns-repeated="2" office:value-type="float" office:value="19000" calcext:value-type="float">
            <text:p>19000</text:p>
          </table:table-cell>
          <table:table-cell office:value-type="float" office:value="2.8391" calcext:value-type="float">
            <text:p>2,8391</text:p>
          </table:table-cell>
          <table:table-cell office:value-type="float" office:value="107.0745" calcext:value-type="float">
            <text:p>107,0745</text:p>
          </table:table-cell>
          <table:table-cell table:style-name="Default"/>
          <table:table-cell office:value-type="float" office:value="19000" calcext:value-type="float">
            <text:p>19000</text:p>
          </table:table-cell>
          <table:table-cell office:value-type="float" office:value="1450" calcext:value-type="float">
            <text:p>1450</text:p>
          </table:table-cell>
          <table:table-cell office:value-type="float" office:value="1158.8503" calcext:value-type="float">
            <text:p>1158,8503</text:p>
          </table:table-cell>
          <table:table-cell office:value-type="float" office:value="262.329" calcext:value-type="float">
            <text:p>262,329</text:p>
          </table:table-cell>
          <table:table-cell table:number-columns-repeated="2" office:value-type="float" office:value="19000" calcext:value-type="float">
            <text:p>19000</text:p>
          </table:table-cell>
          <table:table-cell office:value-type="float" office:value="650.6481" calcext:value-type="float">
            <text:p>650,6481</text:p>
          </table:table-cell>
          <table:table-cell office:value-type="float" office:value="467.2264" calcext:value-type="float">
            <text:p>467,2264</text:p>
          </table:table-cell>
          <table:table-cell table:number-columns-repeated="1007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450" calcext:value-type="float">
            <text:p>1450</text:p>
          </table:table-cell>
          <table:table-cell office:value-type="float" office:value="12.4117" calcext:value-type="float">
            <text:p>12,4117</text:p>
          </table:table-cell>
          <table:table-cell office:value-type="float" office:value="25.7822" calcext:value-type="float">
            <text:p>25,7822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2.9091" calcext:value-type="float">
            <text:p>2,9091</text:p>
          </table:table-cell>
          <table:table-cell office:value-type="float" office:value="110.0013" calcext:value-type="float">
            <text:p>110,0013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 office:value-type="float" office:value="1450" calcext:value-type="float">
            <text:p>1450</text:p>
          </table:table-cell>
          <table:table-cell office:value-type="float" office:value="1288.0664" calcext:value-type="float">
            <text:p>1288,0664</text:p>
          </table:table-cell>
          <table:table-cell office:value-type="float" office:value="248.4344" calcext:value-type="float">
            <text:p>248,4344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594.397" calcext:value-type="float">
            <text:p>594,397</text:p>
          </table:table-cell>
          <table:table-cell office:value-type="float" office:value="538.3607" calcext:value-type="float">
            <text:p>538,3607</text:p>
          </table:table-cell>
          <table:table-cell table:number-columns-repeated="1007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1450" calcext:value-type="float">
            <text:p>1450</text:p>
          </table:table-cell>
          <table:table-cell office:value-type="float" office:value="13.3178" calcext:value-type="float">
            <text:p>13,3178</text:p>
          </table:table-cell>
          <table:table-cell office:value-type="float" office:value="25.2294" calcext:value-type="float">
            <text:p>25,2294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2.9532" calcext:value-type="float">
            <text:p>2,9532</text:p>
          </table:table-cell>
          <table:table-cell office:value-type="float" office:value="113.7751" calcext:value-type="float">
            <text:p>113,7751</text:p>
          </table:table-cell>
          <table:table-cell table:style-name="Default"/>
          <table:table-cell office:value-type="float" office:value="21000" calcext:value-type="float">
            <text:p>21000</text:p>
          </table:table-cell>
          <table:table-cell office:value-type="float" office:value="1450" calcext:value-type="float">
            <text:p>1450</text:p>
          </table:table-cell>
          <table:table-cell office:value-type="float" office:value="1298.5962" calcext:value-type="float">
            <text:p>1298,5962</text:p>
          </table:table-cell>
          <table:table-cell office:value-type="float" office:value="258.7409" calcext:value-type="float">
            <text:p>258,7409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618.6808" calcext:value-type="float">
            <text:p>618,6808</text:p>
          </table:table-cell>
          <table:table-cell office:value-type="float" office:value="543.091" calcext:value-type="float">
            <text:p>543,091</text:p>
          </table:table-cell>
          <table:table-cell table:number-columns-repeated="1007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1450" calcext:value-type="float">
            <text:p>1450</text:p>
          </table:table-cell>
          <table:table-cell office:value-type="float" office:value="14.581" calcext:value-type="float">
            <text:p>14,581</text:p>
          </table:table-cell>
          <table:table-cell office:value-type="float" office:value="24.1411" calcext:value-type="float">
            <text:p>24,1411</text:p>
          </table:table-cell>
          <table:table-cell table:number-columns-repeated="2" office:value-type="float" office:value="22000" calcext:value-type="float">
            <text:p>22000</text:p>
          </table:table-cell>
          <table:table-cell office:value-type="float" office:value="3.1231" calcext:value-type="float">
            <text:p>3,1231</text:p>
          </table:table-cell>
          <table:table-cell office:value-type="float" office:value="112.7075" calcext:value-type="float">
            <text:p>112,7075</text:p>
          </table:table-cell>
          <table:table-cell table:style-name="Default"/>
          <table:table-cell office:value-type="float" office:value="22000" calcext:value-type="float">
            <text:p>22000</text:p>
          </table:table-cell>
          <table:table-cell office:value-type="float" office:value="1450" calcext:value-type="float">
            <text:p>1450</text:p>
          </table:table-cell>
          <table:table-cell office:value-type="float" office:value="1420.8536" calcext:value-type="float">
            <text:p>1420,8536</text:p>
          </table:table-cell>
          <table:table-cell office:value-type="float" office:value="247.7384" calcext:value-type="float">
            <text:p>247,7384</text:p>
          </table:table-cell>
          <table:table-cell table:number-columns-repeated="2" office:value-type="float" office:value="22000" calcext:value-type="float">
            <text:p>22000</text:p>
          </table:table-cell>
          <table:table-cell office:value-type="float" office:value="887.937" calcext:value-type="float">
            <text:p>887,937</text:p>
          </table:table-cell>
          <table:table-cell office:value-type="float" office:value="396.4245" calcext:value-type="float">
            <text:p>396,4245</text:p>
          </table:table-cell>
          <table:table-cell table:number-columns-repeated="1007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1450" calcext:value-type="float">
            <text:p>1450</text:p>
          </table:table-cell>
          <table:table-cell office:value-type="float" office:value="14.1577" calcext:value-type="float">
            <text:p>14,1577</text:p>
          </table:table-cell>
          <table:table-cell office:value-type="float" office:value="25.9929" calcext:value-type="float">
            <text:p>25,9929</text:p>
          </table:table-cell>
          <table:table-cell table:number-columns-repeated="2" office:value-type="float" office:value="23000" calcext:value-type="float">
            <text:p>23000</text:p>
          </table:table-cell>
          <table:table-cell office:value-type="float" office:value="3.2272" calcext:value-type="float">
            <text:p>3,2272</text:p>
          </table:table-cell>
          <table:table-cell office:value-type="float" office:value="114.0313" calcext:value-type="float">
            <text:p>114,0313</text:p>
          </table:table-cell>
          <table:table-cell table:style-name="Default"/>
          <table:table-cell office:value-type="float" office:value="23000" calcext:value-type="float">
            <text:p>23000</text:p>
          </table:table-cell>
          <table:table-cell office:value-type="float" office:value="1450" calcext:value-type="float">
            <text:p>1450</text:p>
          </table:table-cell>
          <table:table-cell office:value-type="float" office:value="1531.6044" calcext:value-type="float">
            <text:p>1531,6044</text:p>
          </table:table-cell>
          <table:table-cell office:value-type="float" office:value="240.2709" calcext:value-type="float">
            <text:p>240,2709</text:p>
          </table:table-cell>
          <table:table-cell table:number-columns-repeated="2" office:value-type="float" office:value="23000" calcext:value-type="float">
            <text:p>23000</text:p>
          </table:table-cell>
          <table:table-cell office:value-type="float" office:value="639.2235" calcext:value-type="float">
            <text:p>639,2235</text:p>
          </table:table-cell>
          <table:table-cell office:value-type="float" office:value="575.6984" calcext:value-type="float">
            <text:p>575,6984</text:p>
          </table:table-cell>
          <table:table-cell table:number-columns-repeated="1007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1450" calcext:value-type="float">
            <text:p>1450</text:p>
          </table:table-cell>
          <table:table-cell office:value-type="float" office:value="15.0028" calcext:value-type="float">
            <text:p>15,0028</text:p>
          </table:table-cell>
          <table:table-cell office:value-type="float" office:value="25.5952" calcext:value-type="float">
            <text:p>25,5952</text:p>
          </table:table-cell>
          <table:table-cell table:number-columns-repeated="2" office:value-type="float" office:value="24000" calcext:value-type="float">
            <text:p>24000</text:p>
          </table:table-cell>
          <table:table-cell office:value-type="float" office:value="3.3001" calcext:value-type="float">
            <text:p>3,3001</text:p>
          </table:table-cell>
          <table:table-cell office:value-type="float" office:value="116.3604" calcext:value-type="float">
            <text:p>116,3604</text:p>
          </table:table-cell>
          <table:table-cell table:style-name="Default"/>
          <table:table-cell office:value-type="float" office:value="24000" calcext:value-type="float">
            <text:p>24000</text:p>
          </table:table-cell>
          <table:table-cell office:value-type="float" office:value="1450" calcext:value-type="float">
            <text:p>1450</text:p>
          </table:table-cell>
          <table:table-cell office:value-type="float" office:value="1491.1406" calcext:value-type="float">
            <text:p>1491,1406</text:p>
          </table:table-cell>
          <table:table-cell office:value-type="float" office:value="257.521" calcext:value-type="float">
            <text:p>257,521</text:p>
          </table:table-cell>
          <table:table-cell table:number-columns-repeated="2" office:value-type="float" office:value="24000" calcext:value-type="float">
            <text:p>24000</text:p>
          </table:table-cell>
          <table:table-cell office:value-type="float" office:value="629.9247" calcext:value-type="float">
            <text:p>629,9247</text:p>
          </table:table-cell>
          <table:table-cell office:value-type="float" office:value="609.5967" calcext:value-type="float">
            <text:p>609,5967</text:p>
          </table:table-cell>
          <table:table-cell table:number-columns-repeated="1007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1450" calcext:value-type="float">
            <text:p>1450</text:p>
          </table:table-cell>
          <table:table-cell office:value-type="float" office:value="15.8045" calcext:value-type="float">
            <text:p>15,8045</text:p>
          </table:table-cell>
          <table:table-cell office:value-type="float" office:value="25.3092" calcext:value-type="float">
            <text:p>25,3092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3.4486" calcext:value-type="float">
            <text:p>3,4486</text:p>
          </table:table-cell>
          <table:table-cell office:value-type="float" office:value="115.9902" calcext:value-type="float">
            <text:p>115,9902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450" calcext:value-type="float">
            <text:p>1450</text:p>
          </table:table-cell>
          <table:table-cell office:value-type="float" office:value="1634.1378" calcext:value-type="float">
            <text:p>1634,1378</text:p>
          </table:table-cell>
          <table:table-cell office:value-type="float" office:value="244.7774" calcext:value-type="float">
            <text:p>244,7774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1021.8459" calcext:value-type="float">
            <text:p>1021,8459</text:p>
          </table:table-cell>
          <table:table-cell office:value-type="float" office:value="391.4485" calcext:value-type="float">
            <text:p>391,4485</text:p>
          </table:table-cell>
          <table:table-cell table:number-columns-repeated="1007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1450" calcext:value-type="float">
            <text:p>1450</text:p>
          </table:table-cell>
          <table:table-cell office:value-type="float" office:value="16.1255" calcext:value-type="float">
            <text:p>16,1255</text:p>
          </table:table-cell>
          <table:table-cell office:value-type="float" office:value="25.7976" calcext:value-type="float">
            <text:p>25,7976</text:p>
          </table:table-cell>
          <table:table-cell table:number-columns-repeated="2" office:value-type="float" office:value="26000" calcext:value-type="float">
            <text:p>26000</text:p>
          </table:table-cell>
          <table:table-cell office:value-type="float" office:value="3.5668" calcext:value-type="float">
            <text:p>3,5668</text:p>
          </table:table-cell>
          <table:table-cell office:value-type="float" office:value="116.6327" calcext:value-type="float">
            <text:p>116,6327</text:p>
          </table:table-cell>
          <table:table-cell table:style-name="Default"/>
          <table:table-cell office:value-type="float" office:value="26000" calcext:value-type="float">
            <text:p>26000</text:p>
          </table:table-cell>
          <table:table-cell office:value-type="float" office:value="1450" calcext:value-type="float">
            <text:p>1450</text:p>
          </table:table-cell>
          <table:table-cell office:value-type="float" office:value="1715.5569" calcext:value-type="float">
            <text:p>1715,5569</text:p>
          </table:table-cell>
          <table:table-cell office:value-type="float" office:value="242.4869" calcext:value-type="float">
            <text:p>242,4869</text:p>
          </table:table-cell>
          <table:table-cell table:number-columns-repeated="2" office:value-type="float" office:value="26000" calcext:value-type="float">
            <text:p>26000</text:p>
          </table:table-cell>
          <table:table-cell office:value-type="float" office:value="1036.7627" calcext:value-type="float">
            <text:p>1036,7627</text:p>
          </table:table-cell>
          <table:table-cell office:value-type="float" office:value="401.249" calcext:value-type="float">
            <text:p>401,249</text:p>
          </table:table-cell>
          <table:table-cell table:number-columns-repeated="1007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1450" calcext:value-type="float">
            <text:p>1450</text:p>
          </table:table-cell>
          <table:table-cell office:value-type="float" office:value="17.0773" calcext:value-type="float">
            <text:p>17,0773</text:p>
          </table:table-cell>
          <table:table-cell office:value-type="float" office:value="25.2967" calcext:value-type="float">
            <text:p>25,2967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3.3681" calcext:value-type="float">
            <text:p>3,3681</text:p>
          </table:table-cell>
          <table:table-cell office:value-type="float" office:value="120.8377" calcext:value-type="float">
            <text:p>120,8377</text:p>
          </table:table-cell>
          <table:table-cell table:style-name="Default"/>
          <table:table-cell office:value-type="float" office:value="27000" calcext:value-type="float">
            <text:p>27000</text:p>
          </table:table-cell>
          <table:table-cell office:value-type="float" office:value="1450" calcext:value-type="float">
            <text:p>1450</text:p>
          </table:table-cell>
          <table:table-cell office:value-type="float" office:value="1820.6972" calcext:value-type="float">
            <text:p>1820,6972</text:p>
          </table:table-cell>
          <table:table-cell office:value-type="float" office:value="237.2717" calcext:value-type="float">
            <text:p>237,2717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1280.4748" calcext:value-type="float">
            <text:p>1280,4748</text:p>
          </table:table-cell>
          <table:table-cell office:value-type="float" office:value="337.3749" calcext:value-type="float">
            <text:p>337,3749</text:p>
          </table:table-cell>
          <table:table-cell table:number-columns-repeated="1007"/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1450" calcext:value-type="float">
            <text:p>1450</text:p>
          </table:table-cell>
          <table:table-cell office:value-type="float" office:value="17.8023" calcext:value-type="float">
            <text:p>17,8023</text:p>
          </table:table-cell>
          <table:table-cell office:value-type="float" office:value="25.1653" calcext:value-type="float">
            <text:p>25,1653</text:p>
          </table:table-cell>
          <table:table-cell table:number-columns-repeated="2" office:value-type="float" office:value="28000" calcext:value-type="float">
            <text:p>28000</text:p>
          </table:table-cell>
          <table:table-cell office:value-type="float" office:value="3.6701" calcext:value-type="float">
            <text:p>3,6701</text:p>
          </table:table-cell>
          <table:table-cell office:value-type="float" office:value="122.068" calcext:value-type="float">
            <text:p>122,068</text:p>
          </table:table-cell>
          <table:table-cell table:style-name="Default"/>
          <table:table-cell office:value-type="float" office:value="28000" calcext:value-type="float">
            <text:p>28000</text:p>
          </table:table-cell>
          <table:table-cell office:value-type="float" office:value="1450" calcext:value-type="float">
            <text:p>1450</text:p>
          </table:table-cell>
          <table:table-cell office:value-type="float" office:value="1670.2093" calcext:value-type="float">
            <text:p>1670,2093</text:p>
          </table:table-cell>
          <table:table-cell office:value-type="float" office:value="268.2298" calcext:value-type="float">
            <text:p>268,2298</text:p>
          </table:table-cell>
          <table:table-cell table:number-columns-repeated="2" office:value-type="float" office:value="28000" calcext:value-type="float">
            <text:p>28000</text:p>
          </table:table-cell>
          <table:table-cell office:value-type="float" office:value="1178.7721" calcext:value-type="float">
            <text:p>1178,7721</text:p>
          </table:table-cell>
          <table:table-cell office:value-type="float" office:value="380.0565" calcext:value-type="float">
            <text:p>380,0565</text:p>
          </table:table-cell>
          <table:table-cell table:number-columns-repeated="1007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1450" calcext:value-type="float">
            <text:p>1450</text:p>
          </table:table-cell>
          <table:table-cell office:value-type="float" office:value="17.7864" calcext:value-type="float">
            <text:p>17,7864</text:p>
          </table:table-cell>
          <table:table-cell office:value-type="float" office:value="26.0874" calcext:value-type="float">
            <text:p>26,0874</text:p>
          </table:table-cell>
          <table:table-cell table:number-columns-repeated="2" office:value-type="float" office:value="29000" calcext:value-type="float">
            <text:p>29000</text:p>
          </table:table-cell>
          <table:table-cell office:value-type="float" office:value="3.8521" calcext:value-type="float">
            <text:p>3,8521</text:p>
          </table:table-cell>
          <table:table-cell office:value-type="float" office:value="120.4539" calcext:value-type="float">
            <text:p>120,4539</text:p>
          </table:table-cell>
          <table:table-cell table:style-name="Default"/>
          <table:table-cell office:value-type="float" office:value="29000" calcext:value-type="float">
            <text:p>29000</text:p>
          </table:table-cell>
          <table:table-cell office:value-type="float" office:value="1450" calcext:value-type="float">
            <text:p>1450</text:p>
          </table:table-cell>
          <table:table-cell office:value-type="float" office:value="1774.349" calcext:value-type="float">
            <text:p>1774,349</text:p>
          </table:table-cell>
          <table:table-cell office:value-type="float" office:value="261.5044" calcext:value-type="float">
            <text:p>261,5044</text:p>
          </table:table-cell>
          <table:table-cell table:number-columns-repeated="2" office:value-type="float" office:value="29000" calcext:value-type="float">
            <text:p>29000</text:p>
          </table:table-cell>
          <table:table-cell office:value-type="float" office:value="1115.884" calcext:value-type="float">
            <text:p>1115,884</text:p>
          </table:table-cell>
          <table:table-cell office:value-type="float" office:value="415.8138" calcext:value-type="float">
            <text:p>415,8138</text:p>
          </table:table-cell>
          <table:table-cell table:number-columns-repeated="1007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1450" calcext:value-type="float">
            <text:p>1450</text:p>
          </table:table-cell>
          <table:table-cell office:value-type="float" office:value="18.8517" calcext:value-type="float">
            <text:p>18,8517</text:p>
          </table:table-cell>
          <table:table-cell office:value-type="float" office:value="25.4619" calcext:value-type="float">
            <text:p>25,4619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3.8918" calcext:value-type="float">
            <text:p>3,8918</text:p>
          </table:table-cell>
          <table:table-cell office:value-type="float" office:value="123.3352" calcext:value-type="float">
            <text:p>123,3352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 office:value-type="float" office:value="1450" calcext:value-type="float">
            <text:p>1450</text:p>
          </table:table-cell>
          <table:table-cell office:value-type="float" office:value="2020.6704" calcext:value-type="float">
            <text:p>2020,6704</text:p>
          </table:table-cell>
          <table:table-cell office:value-type="float" office:value="237.5449" calcext:value-type="float">
            <text:p>237,5449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1135.6998" calcext:value-type="float">
            <text:p>1135,6998</text:p>
          </table:table-cell>
          <table:table-cell office:value-type="float" office:value="422.6469" calcext:value-type="float">
            <text:p>422,6469</text:p>
          </table:table-cell>
          <table:table-cell table:number-columns-repeated="1007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1450" calcext:value-type="float">
            <text:p>1450</text:p>
          </table:table-cell>
          <table:table-cell office:value-type="float" office:value="19.527" calcext:value-type="float">
            <text:p>19,527</text:p>
          </table:table-cell>
          <table:table-cell office:value-type="float" office:value="25.4008" calcext:value-type="float">
            <text:p>25,4008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float" office:value="4.0139" calcext:value-type="float">
            <text:p>4,0139</text:p>
          </table:table-cell>
          <table:table-cell office:value-type="float" office:value="123.5717" calcext:value-type="float">
            <text:p>123,5717</text:p>
          </table:table-cell>
          <table:table-cell table:style-name="Default"/>
          <table:table-cell office:value-type="float" office:value="31000" calcext:value-type="float">
            <text:p>31000</text:p>
          </table:table-cell>
          <table:table-cell office:value-type="float" office:value="1450" calcext:value-type="float">
            <text:p>1450</text:p>
          </table:table-cell>
          <table:table-cell office:value-type="float" office:value="1926.8855" calcext:value-type="float">
            <text:p>1926,8855</text:p>
          </table:table-cell>
          <table:table-cell office:value-type="float" office:value="257.4102" calcext:value-type="float">
            <text:p>257,4102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float" office:value="1201.8964" calcext:value-type="float">
            <text:p>1201,8964</text:p>
          </table:table-cell>
          <table:table-cell office:value-type="float" office:value="412.6812" calcext:value-type="float">
            <text:p>412,6812</text:p>
          </table:table-cell>
          <table:table-cell table:number-columns-repeated="1007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1450" calcext:value-type="float">
            <text:p>1450</text:p>
          </table:table-cell>
          <table:table-cell office:value-type="float" office:value="20.5514" calcext:value-type="float">
            <text:p>20,5514</text:p>
          </table:table-cell>
          <table:table-cell office:value-type="float" office:value="24.9132" calcext:value-type="float">
            <text:p>24,9132</text:p>
          </table:table-cell>
          <table:table-cell table:number-columns-repeated="2" office:value-type="float" office:value="32000" calcext:value-type="float">
            <text:p>32000</text:p>
          </table:table-cell>
          <table:table-cell office:value-type="float" office:value="4.1385" calcext:value-type="float">
            <text:p>4,1385</text:p>
          </table:table-cell>
          <table:table-cell office:value-type="float" office:value="123.7173" calcext:value-type="float">
            <text:p>123,7173</text:p>
          </table:table-cell>
          <table:table-cell table:style-name="Default"/>
          <table:table-cell office:value-type="float" office:value="32000" calcext:value-type="float">
            <text:p>32000</text:p>
          </table:table-cell>
          <table:table-cell office:value-type="float" office:value="1450" calcext:value-type="float">
            <text:p>1450</text:p>
          </table:table-cell>
          <table:table-cell office:value-type="float" office:value="2199.8754" calcext:value-type="float">
            <text:p>2199,8754</text:p>
          </table:table-cell>
          <table:table-cell office:value-type="float" office:value="232.7405" calcext:value-type="float">
            <text:p>232,7405</text:p>
          </table:table-cell>
          <table:table-cell table:number-columns-repeated="2" office:value-type="float" office:value="32000" calcext:value-type="float">
            <text:p>32000</text:p>
          </table:table-cell>
          <table:table-cell office:value-type="float" office:value="1110.8667" calcext:value-type="float">
            <text:p>1110,8667</text:p>
          </table:table-cell>
          <table:table-cell office:value-type="float" office:value="460.9014" calcext:value-type="float">
            <text:p>460,9014</text:p>
          </table:table-cell>
          <table:table-cell table:number-columns-repeated="1007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450" calcext:value-type="float">
            <text:p>1450</text:p>
          </table:table-cell>
          <table:table-cell office:value-type="float" office:value="62.6425" calcext:value-type="float">
            <text:p>62,6425</text:p>
          </table:table-cell>
          <table:table-cell office:value-type="float" office:value="25.5418" calcext:value-type="float">
            <text:p>25,541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0.5261" calcext:value-type="float">
            <text:p>10,5261</text:p>
          </table:table-cell>
          <table:table-cell office:value-type="float" office:value="152.0026" calcext:value-type="float">
            <text:p>152,0026</text:p>
          </table:table-cell>
          <table:table-cell table:style-name="Default"/>
          <table:table-cell office:value-type="float" office:value="100000" calcext:value-type="float">
            <text:p>100000</text:p>
          </table:table-cell>
          <table:table-cell office:value-type="float" office:value="1450" calcext:value-type="float">
            <text:p>1450</text:p>
          </table:table-cell>
          <table:table-cell office:value-type="float" office:value="7873.1202" calcext:value-type="float">
            <text:p>7873,1202</text:p>
          </table:table-cell>
          <table:table-cell office:value-type="float" office:value="203.2231" calcext:value-type="float">
            <text:p>203,223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690.2604" calcext:value-type="float">
            <text:p>2690,2604</text:p>
          </table:table-cell>
          <table:table-cell office:value-type="float" office:value="594.738" calcext:value-type="float">
            <text:p>594,738</text:p>
          </table:table-cell>
          <table:table-cell table:number-columns-repeated="1007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450" calcext:value-type="float">
            <text:p>1450</text:p>
          </table:table-cell>
          <table:table-cell office:value-type="float" office:value="651.2142" calcext:value-type="float">
            <text:p>651,2142</text:p>
          </table:table-cell>
          <table:table-cell office:value-type="float" office:value="24.5695" calcext:value-type="float">
            <text:p>24,56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8.4315" calcext:value-type="float">
            <text:p>108,4315</text:p>
          </table:table-cell>
          <table:table-cell office:value-type="float" office:value="147.5586" calcext:value-type="float">
            <text:p>147,5586</text:p>
          </table:table-cell>
          <table:table-cell table:style-name="Default"/>
          <table:table-cell office:value-type="float" office:value="1000000" calcext:value-type="float">
            <text:p>1000000</text:p>
          </table:table-cell>
          <table:table-cell office:value-type="float" office:value="1450" calcext:value-type="float">
            <text:p>1450</text:p>
          </table:table-cell>
          <table:table-cell office:value-type="float" office:value="78271.9135" calcext:value-type="float">
            <text:p>78271,9135</text:p>
          </table:table-cell>
          <table:table-cell office:value-type="float" office:value="204.4156" calcext:value-type="float">
            <text:p>204,41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495.6375" calcext:value-type="float">
            <text:p>22495,6375</text:p>
          </table:table-cell>
          <table:table-cell office:value-type="float" office:value="711.249" calcext:value-type="float">
            <text:p>711,2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90.6426" calcext:value-type="float">
            <text:p>690,6426</text:p>
          </table:table-cell>
          <table:table-cell office:value-type="float" office:value="23.1668" calcext:value-type="float">
            <text:p>23,1668</text:p>
          </table:table-cell>
          <table:table-cell table:style-name="Default"/>
          <table:table-cell table:style-name="ce5"/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635.1002" calcext:value-type="float">
            <text:p>100635,1002</text:p>
          </table:table-cell>
          <table:table-cell office:value-type="float" office:value="158.9903" calcext:value-type="float">
            <text:p>158,99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215.8377" calcext:value-type="float">
            <text:p>215,8377</text:p>
          </table:table-cell>
          <table:table-cell office:value-type="float" office:value="74.1298" calcext:value-type="float">
            <text:p>74,1298</text:p>
          </table:table-cell>
          <table:table-cell table:style-name="Default"/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87506.268" calcext:value-type="float">
            <text:p>87506,268</text:p>
          </table:table-cell>
          <table:table-cell office:value-type="float" office:value="182.844" calcext:value-type="float">
            <text:p>182,84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0.8871" calcext:value-type="float">
            <text:p>160,8871</text:p>
          </table:table-cell>
          <table:table-cell office:value-type="float" office:value="99.4486" calcext:value-type="float">
            <text:p>99,4486</text:p>
          </table:table-cell>
          <table:table-cell table:style-name="Default"/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1095.6092" calcext:value-type="float">
            <text:p>31095,6092</text:p>
          </table:table-cell>
          <table:table-cell office:value-type="float" office:value="514.5421" calcext:value-type="float">
            <text:p>514,54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7.9111" calcext:value-type="float">
            <text:p>127,9111</text:p>
          </table:table-cell>
          <table:table-cell office:value-type="float" office:value="125.0868" calcext:value-type="float">
            <text:p>125,0868</text:p>
          </table:table-cell>
          <table:table-cell table:style-name="Default"/>
          <table:table-cell table:number-columns-repeated="4"/>
          <table:table-cell office:value-type="float" office:value="1000000" calcext:value-type="float">
            <text:p>100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6648.3686" calcext:value-type="float">
            <text:p>26648,3686</text:p>
          </table:table-cell>
          <table:table-cell office:value-type="float" office:value="600.412" calcext:value-type="float">
            <text:p>600,41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7" table:number-rows-spanned="1">
            <text:p>IPV6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ce2" office:value-type="string" calcext:value-type="string" table:number-columns-spanned="4" table:number-rows-spanned="1">
            <text:p>TCP</text:p>
          </table:table-cell>
          <table:covered-table-cell table:number-columns-repeated="3" table:style-name="ce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PACOTE</text:p>
          </table:table-cell>
          <table:table-cell table:style-name="ce3" office:value-type="string" calcext:value-type="string">
            <text:p>TAMPACK</text:p>
          </table:table-cell>
          <table:table-cell table:style-name="ce3" office:value-type="string" calcext:value-type="string">
            <text:p>RTT (ms)</text:p>
          </table:table-cell>
          <table:table-cell table:style-name="ce3" office:value-type="string" calcext:value-type="string">
            <text:p>VAZÃO (Mbps)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92.1452" calcext:value-type="float">
            <text:p>392,1452</text:p>
          </table:table-cell>
          <table:table-cell office:value-type="float" office:value="0.0408" calcext:value-type="float">
            <text:p>0,0408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4"/>
          <table:table-cell table:number-columns-repeated="2" office:value-type="float" office:value="100" calcext:value-type="float">
            <text:p>100</text:p>
          </table:table-cell>
          <table:table-cell office:value-type="float" office:value="393.9393" calcext:value-type="float">
            <text:p>393,9393</text:p>
          </table:table-cell>
          <table:table-cell office:value-type="float" office:value="4.0615" calcext:value-type="float">
            <text:p>4,0615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4"/>
          <table:table-cell table:number-columns-repeated="2" office:value-type="float" office:value="200" calcext:value-type="float">
            <text:p>200</text:p>
          </table:table-cell>
          <table:table-cell office:value-type="float" office:value="414.4618" calcext:value-type="float">
            <text:p>414,4618</text:p>
          </table:table-cell>
          <table:table-cell office:value-type="float" office:value="7.7209" calcext:value-type="float">
            <text:p>7,7209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300" calcext:value-type="float">
            <text:p>300</text:p>
          </table:table-cell>
          <table:table-cell office:value-type="float" office:value="402.0041" calcext:value-type="float">
            <text:p>402,0041</text:p>
          </table:table-cell>
          <table:table-cell office:value-type="float" office:value="11.9402" calcext:value-type="float">
            <text:p>11,9402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400" calcext:value-type="float">
            <text:p>400</text:p>
          </table:table-cell>
          <table:table-cell office:value-type="float" office:value="413.1656" calcext:value-type="float">
            <text:p>413,1656</text:p>
          </table:table-cell>
          <table:table-cell office:value-type="float" office:value="15.4902" calcext:value-type="float">
            <text:p>15,4902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500" calcext:value-type="float">
            <text:p>500</text:p>
          </table:table-cell>
          <table:table-cell office:value-type="float" office:value="394.5993" calcext:value-type="float">
            <text:p>394,5993</text:p>
          </table:table-cell>
          <table:table-cell office:value-type="float" office:value="20.2737" calcext:value-type="float">
            <text:p>20,2737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600" calcext:value-type="float">
            <text:p>600</text:p>
          </table:table-cell>
          <table:table-cell office:value-type="float" office:value="413.1024" calcext:value-type="float">
            <text:p>413,1024</text:p>
          </table:table-cell>
          <table:table-cell office:value-type="float" office:value="23.2388" calcext:value-type="float">
            <text:p>23,238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700" calcext:value-type="float">
            <text:p>700</text:p>
          </table:table-cell>
          <table:table-cell office:value-type="float" office:value="388.9569" calcext:value-type="float">
            <text:p>388,9569</text:p>
          </table:table-cell>
          <table:table-cell office:value-type="float" office:value="28.795" calcext:value-type="float">
            <text:p>28,795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800" calcext:value-type="float">
            <text:p>800</text:p>
          </table:table-cell>
          <table:table-cell office:value-type="float" office:value="388.5318" calcext:value-type="float">
            <text:p>388,5318</text:p>
          </table:table-cell>
          <table:table-cell office:value-type="float" office:value="32.9445" calcext:value-type="float">
            <text:p>32,9445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900" calcext:value-type="float">
            <text:p>900</text:p>
          </table:table-cell>
          <table:table-cell office:value-type="float" office:value="430.5426" calcext:value-type="float">
            <text:p>430,5426</text:p>
          </table:table-cell>
          <table:table-cell office:value-type="float" office:value="33.4462" calcext:value-type="float">
            <text:p>33,4462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000" calcext:value-type="float">
            <text:p>1000</text:p>
          </table:table-cell>
          <table:table-cell office:value-type="float" office:value="382.3441" calcext:value-type="float">
            <text:p>382,3441</text:p>
          </table:table-cell>
          <table:table-cell office:value-type="float" office:value="41.8471" calcext:value-type="float">
            <text:p>41,8471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000" calcext:value-type="float">
            <text:p>2000</text:p>
          </table:table-cell>
          <table:table-cell office:value-type="float" office:value="431.2833" calcext:value-type="float">
            <text:p>431,2833</text:p>
          </table:table-cell>
          <table:table-cell office:value-type="float" office:value="74.1972" calcext:value-type="float">
            <text:p>74,1972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3000" calcext:value-type="float">
            <text:p>3000</text:p>
          </table:table-cell>
          <table:table-cell office:value-type="float" office:value="446.1064" calcext:value-type="float">
            <text:p>446,1064</text:p>
          </table:table-cell>
          <table:table-cell office:value-type="float" office:value="107.5977" calcext:value-type="float">
            <text:p>107,5977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4000" calcext:value-type="float">
            <text:p>4000</text:p>
          </table:table-cell>
          <table:table-cell office:value-type="float" office:value="480.1409" calcext:value-type="float">
            <text:p>480,1409</text:p>
          </table:table-cell>
          <table:table-cell office:value-type="float" office:value="133.2942" calcext:value-type="float">
            <text:p>133,2942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5000" calcext:value-type="float">
            <text:p>5000</text:p>
          </table:table-cell>
          <table:table-cell office:value-type="float" office:value="911.8178" calcext:value-type="float">
            <text:p>911,8178</text:p>
          </table:table-cell>
          <table:table-cell office:value-type="float" office:value="87.7368" calcext:value-type="float">
            <text:p>87,736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6000" calcext:value-type="float">
            <text:p>6000</text:p>
          </table:table-cell>
          <table:table-cell office:value-type="float" office:value="821.9128" calcext:value-type="float">
            <text:p>821,9128</text:p>
          </table:table-cell>
          <table:table-cell office:value-type="float" office:value="116.8007" calcext:value-type="float">
            <text:p>116,8007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7000" calcext:value-type="float">
            <text:p>7000</text:p>
          </table:table-cell>
          <table:table-cell office:value-type="float" office:value="1523.3594" calcext:value-type="float">
            <text:p>1523,3594</text:p>
          </table:table-cell>
          <table:table-cell office:value-type="float" office:value="73.5217" calcext:value-type="float">
            <text:p>73,5217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8000" calcext:value-type="float">
            <text:p>8000</text:p>
          </table:table-cell>
          <table:table-cell office:value-type="float" office:value="2049.078" calcext:value-type="float">
            <text:p>2049,078</text:p>
          </table:table-cell>
          <table:table-cell office:value-type="float" office:value="62.4671" calcext:value-type="float">
            <text:p>62,4671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9000" calcext:value-type="float">
            <text:p>9000</text:p>
          </table:table-cell>
          <table:table-cell office:value-type="float" office:value="868.0818" calcext:value-type="float">
            <text:p>868,0818</text:p>
          </table:table-cell>
          <table:table-cell office:value-type="float" office:value="165.883" calcext:value-type="float">
            <text:p>165,883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0000" calcext:value-type="float">
            <text:p>10000</text:p>
          </table:table-cell>
          <table:table-cell office:value-type="float" office:value="1864.7733" calcext:value-type="float">
            <text:p>1864,7733</text:p>
          </table:table-cell>
          <table:table-cell office:value-type="float" office:value="85.8013" calcext:value-type="float">
            <text:p>85,8013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1000" calcext:value-type="float">
            <text:p>11000</text:p>
          </table:table-cell>
          <table:table-cell office:value-type="float" office:value="2417.4138" calcext:value-type="float">
            <text:p>2417,4138</text:p>
          </table:table-cell>
          <table:table-cell office:value-type="float" office:value="72.8051" calcext:value-type="float">
            <text:p>72,8051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2000" calcext:value-type="float">
            <text:p>12000</text:p>
          </table:table-cell>
          <table:table-cell office:value-type="float" office:value="1247.4756" calcext:value-type="float">
            <text:p>1247,4756</text:p>
          </table:table-cell>
          <table:table-cell office:value-type="float" office:value="153.9108" calcext:value-type="float">
            <text:p>153,910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3000" calcext:value-type="float">
            <text:p>13000</text:p>
          </table:table-cell>
          <table:table-cell office:value-type="float" office:value="2120.9503" calcext:value-type="float">
            <text:p>2120,9503</text:p>
          </table:table-cell>
          <table:table-cell office:value-type="float" office:value="98.0692" calcext:value-type="float">
            <text:p>98,0692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4000" calcext:value-type="float">
            <text:p>14000</text:p>
          </table:table-cell>
          <table:table-cell office:value-type="float" office:value="1498.871" calcext:value-type="float">
            <text:p>1498,871</text:p>
          </table:table-cell>
          <table:table-cell office:value-type="float" office:value="149.4458" calcext:value-type="float">
            <text:p>149,445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5000" calcext:value-type="float">
            <text:p>15000</text:p>
          </table:table-cell>
          <table:table-cell office:value-type="float" office:value="2344.2081" calcext:value-type="float">
            <text:p>2344,2081</text:p>
          </table:table-cell>
          <table:table-cell office:value-type="float" office:value="102.38" calcext:value-type="float">
            <text:p>102,3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6000" calcext:value-type="float">
            <text:p>16000</text:p>
          </table:table-cell>
          <table:table-cell office:value-type="float" office:value="1283.0174" calcext:value-type="float">
            <text:p>1283,0174</text:p>
          </table:table-cell>
          <table:table-cell office:value-type="float" office:value="199.5296" calcext:value-type="float">
            <text:p>199,5296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7000" calcext:value-type="float">
            <text:p>17000</text:p>
          </table:table-cell>
          <table:table-cell office:value-type="float" office:value="2170.1077" calcext:value-type="float">
            <text:p>2170,1077</text:p>
          </table:table-cell>
          <table:table-cell office:value-type="float" office:value="125.3394" calcext:value-type="float">
            <text:p>125,3394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8000" calcext:value-type="float">
            <text:p>18000</text:p>
          </table:table-cell>
          <table:table-cell office:value-type="float" office:value="1342.084" calcext:value-type="float">
            <text:p>1342,084</text:p>
          </table:table-cell>
          <table:table-cell office:value-type="float" office:value="214.5916" calcext:value-type="float">
            <text:p>214,5916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9000" calcext:value-type="float">
            <text:p>19000</text:p>
          </table:table-cell>
          <table:table-cell office:value-type="float" office:value="2105.8887" calcext:value-type="float">
            <text:p>2105,8887</text:p>
          </table:table-cell>
          <table:table-cell office:value-type="float" office:value="144.3571" calcext:value-type="float">
            <text:p>144,3571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0000" calcext:value-type="float">
            <text:p>20000</text:p>
          </table:table-cell>
          <table:table-cell office:value-type="float" office:value="1696.5344" calcext:value-type="float">
            <text:p>1696,5344</text:p>
          </table:table-cell>
          <table:table-cell office:value-type="float" office:value="188.6198" calcext:value-type="float">
            <text:p>188,619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1000" calcext:value-type="float">
            <text:p>21000</text:p>
          </table:table-cell>
          <table:table-cell office:value-type="float" office:value="2201.9067" calcext:value-type="float">
            <text:p>2201,9067</text:p>
          </table:table-cell>
          <table:table-cell office:value-type="float" office:value="152.595" calcext:value-type="float">
            <text:p>152,595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2000" calcext:value-type="float">
            <text:p>22000</text:p>
          </table:table-cell>
          <table:table-cell office:value-type="float" office:value="2045.4363" calcext:value-type="float">
            <text:p>2045,4363</text:p>
          </table:table-cell>
          <table:table-cell office:value-type="float" office:value="172.0904" calcext:value-type="float">
            <text:p>172,0904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3000" calcext:value-type="float">
            <text:p>23000</text:p>
          </table:table-cell>
          <table:table-cell office:value-type="float" office:value="2211.8219" calcext:value-type="float">
            <text:p>2211,8219</text:p>
          </table:table-cell>
          <table:table-cell office:value-type="float" office:value="166.3787" calcext:value-type="float">
            <text:p>166,3787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4000" calcext:value-type="float">
            <text:p>24000</text:p>
          </table:table-cell>
          <table:table-cell office:value-type="float" office:value="2553.7187" calcext:value-type="float">
            <text:p>2553,7187</text:p>
          </table:table-cell>
          <table:table-cell office:value-type="float" office:value="150.369" calcext:value-type="float">
            <text:p>150,369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5000" calcext:value-type="float">
            <text:p>25000</text:p>
          </table:table-cell>
          <table:table-cell office:value-type="float" office:value="2046.6557" calcext:value-type="float">
            <text:p>2046,6557</text:p>
          </table:table-cell>
          <table:table-cell office:value-type="float" office:value="195.4408" calcext:value-type="float">
            <text:p>195,440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6000" calcext:value-type="float">
            <text:p>26000</text:p>
          </table:table-cell>
          <table:table-cell office:value-type="float" office:value="2131.6906" calcext:value-type="float">
            <text:p>2131,6906</text:p>
          </table:table-cell>
          <table:table-cell office:value-type="float" office:value="195.1503" calcext:value-type="float">
            <text:p>195,1503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7000" calcext:value-type="float">
            <text:p>27000</text:p>
          </table:table-cell>
          <table:table-cell office:value-type="float" office:value="2471.4908" calcext:value-type="float">
            <text:p>2471,4908</text:p>
          </table:table-cell>
          <table:table-cell office:value-type="float" office:value="174.7933" calcext:value-type="float">
            <text:p>174,7933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8000" calcext:value-type="float">
            <text:p>28000</text:p>
          </table:table-cell>
          <table:table-cell office:value-type="float" office:value="3458.3035" calcext:value-type="float">
            <text:p>3458,3035</text:p>
          </table:table-cell>
          <table:table-cell office:value-type="float" office:value="129.5433" calcext:value-type="float">
            <text:p>129,5433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29000" calcext:value-type="float">
            <text:p>29000</text:p>
          </table:table-cell>
          <table:table-cell office:value-type="float" office:value="3462.7185" calcext:value-type="float">
            <text:p>3462,7185</text:p>
          </table:table-cell>
          <table:table-cell office:value-type="float" office:value="133.9988" calcext:value-type="float">
            <text:p>133,998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30000" calcext:value-type="float">
            <text:p>30000</text:p>
          </table:table-cell>
          <table:table-cell office:value-type="float" office:value="2503.4604" calcext:value-type="float">
            <text:p>2503,4604</text:p>
          </table:table-cell>
          <table:table-cell office:value-type="float" office:value="191.7346" calcext:value-type="float">
            <text:p>191,7346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31000" calcext:value-type="float">
            <text:p>31000</text:p>
          </table:table-cell>
          <table:table-cell office:value-type="float" office:value="3031.8919" calcext:value-type="float">
            <text:p>3031,8919</text:p>
          </table:table-cell>
          <table:table-cell office:value-type="float" office:value="163.5942" calcext:value-type="float">
            <text:p>163,5942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32000" calcext:value-type="float">
            <text:p>32000</text:p>
          </table:table-cell>
          <table:table-cell office:value-type="float" office:value="3370.1283" calcext:value-type="float">
            <text:p>3370,1283</text:p>
          </table:table-cell>
          <table:table-cell office:value-type="float" office:value="151.923" calcext:value-type="float">
            <text:p>151,923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242.9778" calcext:value-type="float">
            <text:p>9242,9778</text:p>
          </table:table-cell>
          <table:table-cell office:value-type="float" office:value="173.1044" calcext:value-type="float">
            <text:p>173,1044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office:value-type="float" office:value="1000000" calcext:value-type="float">
            <text:p>10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57413.4587" calcext:value-type="float">
            <text:p>57413,4587</text:p>
          </table:table-cell>
          <table:table-cell office:value-type="float" office:value="278.6803" calcext:value-type="float">
            <text:p>278,6803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20612.6101" calcext:value-type="float">
            <text:p>420612,6101</text:p>
          </table:table-cell>
          <table:table-cell office:value-type="float" office:value="38.0398" calcext:value-type="float">
            <text:p>38,0398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office:value-type="float" office:value="1000000" calcext:value-type="float">
            <text:p>1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169841.9197" calcext:value-type="float">
            <text:p>169841,9197</text:p>
          </table:table-cell>
          <table:table-cell office:value-type="float" office:value="94.2052" calcext:value-type="float">
            <text:p>94,2052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office:value-type="float" office:value="1000000" calcext:value-type="float">
            <text:p>100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12356.488" calcext:value-type="float">
            <text:p>112356,488</text:p>
          </table:table-cell>
          <table:table-cell office:value-type="float" office:value="142.4039" calcext:value-type="float">
            <text:p>142,4039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office:value-type="float" office:value="1000000" calcext:value-type="float">
            <text:p>100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94942.5474" calcext:value-type="float">
            <text:p>94942,5474</text:p>
          </table:table-cell>
          <table:table-cell office:value-type="float" office:value="168.523" calcext:value-type="float">
            <text:p>168,523</text:p>
          </table:table-cell>
          <table:table-cell table:number-columns-repeated="1016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20:24:55.3444063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9:36:34.756257062</meta:creation-date>
    <meta:editing-duration>PT22H40M7S</meta:editing-duration>
    <meta:editing-cycles>4</meta:editing-cycles>
    <meta:generator>LibreOffice/4.2.7.2$Linux_x86 LibreOffice_project/420m0$Build-2</meta:generator>
    <dc:date>2014-11-08T21:33:44.912938787</dc:date>
    <meta:document-statistic meta:table-count="1" meta:cell-count="95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93cm" xlink:href=".." xlink:type="simple" chart:class="chart:scatter" chart:style-name="ch1">
        <chart:title svg:x="5.515cm" svg:y="0.315cm" chart:style-name="ch2">
          <text:p>Vazão em rede local</text:p>
        </chart:title>
        <chart:subtitle svg:x="4.403cm" svg:y="1.447cm" chart:style-name="ch3">
          <text:p>Comparação entre protocolos (até 32kB)</text:p>
        </chart:subtitle>
        <chart:legend chart:legend-position="end" svg:x="13.927cm" svg:y="3.948cm" style:legend-expansion="high" chart:style-name="ch4"/>
        <chart:plot-area chart:style-name="ch5" table:cell-range-address="Planilha1.D5:Planilha1.E46 Planilha1.E3:Planilha1.E3 Planilha1.H5:Planilha1.H46 Planilha1.A3:Planilha1.A3" chart:data-source-has-labels="row" svg:x="1.527cm" svg:y="2.335cm" svg:width="12.081cm" svg:height="5.35cm">
          <chartooo:coordinate-region svg:x="2.334cm" svg:y="2.534cm" svg:width="10.81cm" svg:height="4.504cm"/>
          <chart:axis chart:dimension="x" chart:name="primary-x" chart:style-name="ch6">
            <chart:title svg:x="5.115cm" svg:y="7.864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515cm" chart:style-name="ch9">
              <text:p>Vazão (Mbits/s)</text:p>
            </chart:title>
            <chart:grid chart:style-name="ch8" chart:class="major"/>
          </chart:axis>
          <chart:series chart:style-name="ch10" chart:values-cell-range-address="Planilha1.H5:Planilha1.H46" chart:label-cell-address="Planilha1.E3:Planilha1.E3" chart:class="chart:scatter">
            <chart:domain table:cell-range-address="Planilha1.E5:Planilha1.E46"/>
            <chart:data-point chart:repeated="42"/>
          </chart:series>
          <chart:series chart:style-name="ch11" chart:values-cell-range-address="Planilha1.D5:Planilha1.D46" chart:label-cell-address="Planilha1.A3:Planilha1.A3" chart:class="chart:scatter">
            <chart:domain table:cell-range-address="Planilha1.A5:Planilha1.A46"/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TCP</text:p>
                <draw:g>
                  <svg:desc>Planilha1.E3:Planilha1.E3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UDP</text:p>
                <draw:g>
                  <svg:desc>Planilha1.A3:Planilha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E5:Planilha1.E46</svg:desc>
                </draw:g>
              </table:table-cell>
              <table:table-cell office:value-type="float" office:value="0.0351">
                <text:p>0.0351</text:p>
                <draw:g>
                  <svg:desc>Planilha1.H5:Planilha1.H46</svg:desc>
                </draw:g>
              </table:table-cell>
              <table:table-cell office:value-type="float" office:value="1">
                <text:p>1</text:p>
                <draw:g>
                  <svg:desc>Planilha1.A5:Planilha1.A46</svg:desc>
                </draw:g>
              </table:table-cell>
              <table:table-cell office:value-type="float" office:value="0.0391">
                <text:p>0.0391</text:p>
                <draw:g>
                  <svg:desc>Planilha1.D5:Planilha1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7091">
                <text:p>3.7091</text:p>
              </table:table-cell>
              <table:table-cell office:value-type="float" office:value="100">
                <text:p>100</text:p>
              </table:table-cell>
              <table:table-cell office:value-type="float" office:value="3.8616">
                <text:p>3.8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6.1255">
                <text:p>6.1255</text:p>
              </table:table-cell>
              <table:table-cell office:value-type="float" office:value="200">
                <text:p>200</text:p>
              </table:table-cell>
              <table:table-cell office:value-type="float" office:value="6.2247">
                <text:p>6.2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8.1386">
                <text:p>8.1386</text:p>
              </table:table-cell>
              <table:table-cell office:value-type="float" office:value="300">
                <text:p>300</text:p>
              </table:table-cell>
              <table:table-cell office:value-type="float" office:value="9.3088">
                <text:p>9.3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0.791">
                <text:p>10.791</text:p>
              </table:table-cell>
              <table:table-cell office:value-type="float" office:value="400">
                <text:p>400</text:p>
              </table:table-cell>
              <table:table-cell office:value-type="float" office:value="12.6237">
                <text:p>12.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4.0223">
                <text:p>14.0223</text:p>
              </table:table-cell>
              <table:table-cell office:value-type="float" office:value="500">
                <text:p>500</text:p>
              </table:table-cell>
              <table:table-cell office:value-type="float" office:value="15.4223">
                <text:p>15.4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6.0322">
                <text:p>16.0322</text:p>
              </table:table-cell>
              <table:table-cell office:value-type="float" office:value="600">
                <text:p>600</text:p>
              </table:table-cell>
              <table:table-cell office:value-type="float" office:value="17.0727">
                <text:p>17.0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7.4333">
                <text:p>17.4333</text:p>
              </table:table-cell>
              <table:table-cell office:value-type="float" office:value="700">
                <text:p>700</text:p>
              </table:table-cell>
              <table:table-cell office:value-type="float" office:value="18.9682">
                <text:p>18.9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9.8908">
                <text:p>19.8908</text:p>
              </table:table-cell>
              <table:table-cell office:value-type="float" office:value="800">
                <text:p>800</text:p>
              </table:table-cell>
              <table:table-cell office:value-type="float" office:value="20.4865">
                <text:p>20.4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0.4935">
                <text:p>20.4935</text:p>
              </table:table-cell>
              <table:table-cell office:value-type="float" office:value="900">
                <text:p>900</text:p>
              </table:table-cell>
              <table:table-cell office:value-type="float" office:value="21.4938">
                <text:p>21.4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2.2432">
                <text:p>22.2432</text:p>
              </table:table-cell>
              <table:table-cell office:value-type="float" office:value="1000">
                <text:p>1000</text:p>
              </table:table-cell>
              <table:table-cell office:value-type="float" office:value="22.6866">
                <text:p>22.6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29.7302">
                <text:p>29.7302</text:p>
              </table:table-cell>
              <table:table-cell office:value-type="float" office:value="2000">
                <text:p>2000</text:p>
              </table:table-cell>
              <table:table-cell office:value-type="float" office:value="22.6581">
                <text:p>22.6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40.6396">
                <text:p>40.6396</text:p>
              </table:table-cell>
              <table:table-cell office:value-type="float" office:value="3000">
                <text:p>3000</text:p>
              </table:table-cell>
              <table:table-cell office:value-type="float" office:value="20.5241">
                <text:p>20.5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48.3358">
                <text:p>48.3358</text:p>
              </table:table-cell>
              <table:table-cell office:value-type="float" office:value="4000">
                <text:p>4000</text:p>
              </table:table-cell>
              <table:table-cell office:value-type="float" office:value="22.5914">
                <text:p>22.5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">
                <text:p>5000</text:p>
              </table:table-cell>
              <table:table-cell office:value-type="float" office:value="55.4987">
                <text:p>55.4987</text:p>
              </table:table-cell>
              <table:table-cell office:value-type="float" office:value="5000">
                <text:p>5000</text:p>
              </table:table-cell>
              <table:table-cell office:value-type="float" office:value="20.4725">
                <text:p>20.4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">
                <text:p>6000</text:p>
              </table:table-cell>
              <table:table-cell office:value-type="float" office:value="57.6032">
                <text:p>57.6032</text:p>
              </table:table-cell>
              <table:table-cell office:value-type="float" office:value="6000">
                <text:p>6000</text:p>
              </table:table-cell>
              <table:table-cell office:value-type="float" office:value="22.1085">
                <text:p>22.1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">
                <text:p>7000</text:p>
              </table:table-cell>
              <table:table-cell office:value-type="float" office:value="67.081">
                <text:p>67.081</text:p>
              </table:table-cell>
              <table:table-cell office:value-type="float" office:value="7000">
                <text:p>7000</text:p>
              </table:table-cell>
              <table:table-cell office:value-type="float" office:value="19.6918">
                <text:p>19.69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">
                <text:p>8000</text:p>
              </table:table-cell>
              <table:table-cell office:value-type="float" office:value="74.2223">
                <text:p>74.2223</text:p>
              </table:table-cell>
              <table:table-cell office:value-type="float" office:value="8000">
                <text:p>8000</text:p>
              </table:table-cell>
              <table:table-cell office:value-type="float" office:value="16.5134">
                <text:p>16.5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75.8991">
                <text:p>75.8991</text:p>
              </table:table-cell>
              <table:table-cell office:value-type="float" office:value="9000">
                <text:p>9000</text:p>
              </table:table-cell>
              <table:table-cell office:value-type="float" office:value="13.8508">
                <text:p>13.85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77.8667">
                <text:p>77.8667</text:p>
              </table:table-cell>
              <table:table-cell office:value-type="float" office:value="10000">
                <text:p>10000</text:p>
              </table:table-cell>
              <table:table-cell office:value-type="float" office:value="13.4125">
                <text:p>13.4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">
                <text:p>11000</text:p>
              </table:table-cell>
              <table:table-cell office:value-type="float" office:value="85.2594">
                <text:p>85.2594</text:p>
              </table:table-cell>
              <table:table-cell office:value-type="float" office:value="11000">
                <text:p>11000</text:p>
              </table:table-cell>
              <table:table-cell office:value-type="float" office:value="11.8838">
                <text:p>11.8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0">
                <text:p>12000</text:p>
              </table:table-cell>
              <table:table-cell office:value-type="float" office:value="89.9542">
                <text:p>89.9542</text:p>
              </table:table-cell>
              <table:table-cell office:value-type="float" office:value="12000">
                <text:p>12000</text:p>
              </table:table-cell>
              <table:table-cell office:value-type="float" office:value="16.3168">
                <text:p>16.3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00">
                <text:p>13000</text:p>
              </table:table-cell>
              <table:table-cell office:value-type="float" office:value="90.481">
                <text:p>90.481</text:p>
              </table:table-cell>
              <table:table-cell office:value-type="float" office:value="13000">
                <text:p>13000</text:p>
              </table:table-cell>
              <table:table-cell office:value-type="float" office:value="18.3478">
                <text:p>18.3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00">
                <text:p>14000</text:p>
              </table:table-cell>
              <table:table-cell office:value-type="float" office:value="93.5265">
                <text:p>93.5265</text:p>
              </table:table-cell>
              <table:table-cell office:value-type="float" office:value="14000">
                <text:p>14000</text:p>
              </table:table-cell>
              <table:table-cell office:value-type="float" office:value="17.8437">
                <text:p>17.8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0">
                <text:p>15000</text:p>
              </table:table-cell>
              <table:table-cell office:value-type="float" office:value="99.382">
                <text:p>99.382</text:p>
              </table:table-cell>
              <table:table-cell office:value-type="float" office:value="15000">
                <text:p>15000</text:p>
              </table:table-cell>
              <table:table-cell office:value-type="float" office:value="18.4884">
                <text:p>18.4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0">
                <text:p>16000</text:p>
              </table:table-cell>
              <table:table-cell office:value-type="float" office:value="100.3936">
                <text:p>100.3936</text:p>
              </table:table-cell>
              <table:table-cell office:value-type="float" office:value="16000">
                <text:p>16000</text:p>
              </table:table-cell>
              <table:table-cell office:value-type="float" office:value="20.7926">
                <text:p>20.7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101.7649">
                <text:p>101.7649</text:p>
              </table:table-cell>
              <table:table-cell office:value-type="float" office:value="17000">
                <text:p>17000</text:p>
              </table:table-cell>
              <table:table-cell office:value-type="float" office:value="25.4938">
                <text:p>25.4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00">
                <text:p>18000</text:p>
              </table:table-cell>
              <table:table-cell office:value-type="float" office:value="107.5967">
                <text:p>107.5967</text:p>
              </table:table-cell>
              <table:table-cell office:value-type="float" office:value="18000">
                <text:p>18000</text:p>
              </table:table-cell>
              <table:table-cell office:value-type="float" office:value="25.1027">
                <text:p>25.1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000">
                <text:p>19000</text:p>
              </table:table-cell>
              <table:table-cell office:value-type="float" office:value="107.0745">
                <text:p>107.0745</text:p>
              </table:table-cell>
              <table:table-cell office:value-type="float" office:value="19000">
                <text:p>19000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">
                <text:p>20000</text:p>
              </table:table-cell>
              <table:table-cell office:value-type="float" office:value="110.0013">
                <text:p>110.0013</text:p>
              </table:table-cell>
              <table:table-cell office:value-type="float" office:value="20000">
                <text:p>20000</text:p>
              </table:table-cell>
              <table:table-cell office:value-type="float" office:value="25.7822">
                <text:p>25.7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00">
                <text:p>21000</text:p>
              </table:table-cell>
              <table:table-cell office:value-type="float" office:value="113.7751">
                <text:p>113.7751</text:p>
              </table:table-cell>
              <table:table-cell office:value-type="float" office:value="21000">
                <text:p>21000</text:p>
              </table:table-cell>
              <table:table-cell office:value-type="float" office:value="25.2294">
                <text:p>25.2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00">
                <text:p>22000</text:p>
              </table:table-cell>
              <table:table-cell office:value-type="float" office:value="112.7075">
                <text:p>112.7075</text:p>
              </table:table-cell>
              <table:table-cell office:value-type="float" office:value="22000">
                <text:p>22000</text:p>
              </table:table-cell>
              <table:table-cell office:value-type="float" office:value="24.1411">
                <text:p>24.14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00">
                <text:p>23000</text:p>
              </table:table-cell>
              <table:table-cell office:value-type="float" office:value="114.0313">
                <text:p>114.0313</text:p>
              </table:table-cell>
              <table:table-cell office:value-type="float" office:value="23000">
                <text:p>23000</text:p>
              </table:table-cell>
              <table:table-cell office:value-type="float" office:value="25.9929">
                <text:p>25.9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0">
                <text:p>24000</text:p>
              </table:table-cell>
              <table:table-cell office:value-type="float" office:value="116.3604">
                <text:p>116.3604</text:p>
              </table:table-cell>
              <table:table-cell office:value-type="float" office:value="24000">
                <text:p>24000</text:p>
              </table:table-cell>
              <table:table-cell office:value-type="float" office:value="25.5952">
                <text:p>25.5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000">
                <text:p>25000</text:p>
              </table:table-cell>
              <table:table-cell office:value-type="float" office:value="115.9902">
                <text:p>115.9902</text:p>
              </table:table-cell>
              <table:table-cell office:value-type="float" office:value="25000">
                <text:p>25000</text:p>
              </table:table-cell>
              <table:table-cell office:value-type="float" office:value="25.3092">
                <text:p>25.30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00">
                <text:p>26000</text:p>
              </table:table-cell>
              <table:table-cell office:value-type="float" office:value="116.6327">
                <text:p>116.6327</text:p>
              </table:table-cell>
              <table:table-cell office:value-type="float" office:value="26000">
                <text:p>26000</text:p>
              </table:table-cell>
              <table:table-cell office:value-type="float" office:value="25.7976">
                <text:p>25.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000">
                <text:p>27000</text:p>
              </table:table-cell>
              <table:table-cell office:value-type="float" office:value="120.8377">
                <text:p>120.8377</text:p>
              </table:table-cell>
              <table:table-cell office:value-type="float" office:value="27000">
                <text:p>27000</text:p>
              </table:table-cell>
              <table:table-cell office:value-type="float" office:value="25.2967">
                <text:p>25.2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00">
                <text:p>28000</text:p>
              </table:table-cell>
              <table:table-cell office:value-type="float" office:value="122.068">
                <text:p>122.068</text:p>
              </table:table-cell>
              <table:table-cell office:value-type="float" office:value="28000">
                <text:p>28000</text:p>
              </table:table-cell>
              <table:table-cell office:value-type="float" office:value="25.1653">
                <text:p>25.16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00">
                <text:p>29000</text:p>
              </table:table-cell>
              <table:table-cell office:value-type="float" office:value="120.4539">
                <text:p>120.4539</text:p>
              </table:table-cell>
              <table:table-cell office:value-type="float" office:value="29000">
                <text:p>29000</text:p>
              </table:table-cell>
              <table:table-cell office:value-type="float" office:value="26.0874">
                <text:p>26.08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000">
                <text:p>30000</text:p>
              </table:table-cell>
              <table:table-cell office:value-type="float" office:value="123.3352">
                <text:p>123.3352</text:p>
              </table:table-cell>
              <table:table-cell office:value-type="float" office:value="30000">
                <text:p>30000</text:p>
              </table:table-cell>
              <table:table-cell office:value-type="float" office:value="25.4619">
                <text:p>25.4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00">
                <text:p>31000</text:p>
              </table:table-cell>
              <table:table-cell office:value-type="float" office:value="123.5717">
                <text:p>123.5717</text:p>
              </table:table-cell>
              <table:table-cell office:value-type="float" office:value="31000">
                <text:p>31000</text:p>
              </table:table-cell>
              <table:table-cell office:value-type="float" office:value="25.4008">
                <text:p>25.4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00">
                <text:p>32000</text:p>
              </table:table-cell>
              <table:table-cell office:value-type="float" office:value="123.7173">
                <text:p>123.7173</text:p>
              </table:table-cell>
              <table:table-cell office:value-type="float" office:value="32000">
                <text:p>32000</text:p>
              </table:table-cell>
              <table:table-cell office:value-type="float" office:value="24.9132">
                <text:p>24.9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93cm" xlink:href=".." xlink:type="simple" chart:class="chart:scatter" chart:style-name="ch1">
        <chart:title svg:x="5.211cm" svg:y="0.315cm" chart:style-name="ch2">
          <text:p>Vazão em rede remota</text:p>
        </chart:title>
        <chart:subtitle svg:x="4.509cm" svg:y="1.447cm" chart:style-name="ch3">
          <text:p>Comparação entre protocolos (até 2kB)</text:p>
        </chart:subtitle>
        <chart:legend chart:legend-position="end" svg:x="13.927cm" svg:y="3.948cm" style:legend-expansion="high" chart:style-name="ch4"/>
        <chart:plot-area chart:style-name="ch5" table:cell-range-address="Planilha1.M5:Planilha1.N16 Planilha1.N3:Planilha1.N3 Planilha1.Q5:Planilha1.Q16 Planilha1.J3:Planilha1.J3" chart:data-source-has-labels="row" svg:x="1.478cm" svg:y="2.335cm" svg:width="12.13cm" svg:height="5.35cm">
          <chartooo:coordinate-region svg:x="2.285cm" svg:y="2.535cm" svg:width="10.951cm" svg:height="4.503cm"/>
          <chart:axis chart:dimension="x" chart:name="primary-x" chart:style-name="ch6">
            <chart:title svg:x="5.091cm" svg:y="7.864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363cm" chart:style-name="ch9">
              <text:p>Vazão (kbits/s)</text:p>
            </chart:title>
            <chart:grid chart:style-name="ch8" chart:class="major"/>
          </chart:axis>
          <chart:series chart:style-name="ch10" chart:values-cell-range-address="Planilha1.Q5:Planilha1.Q16" chart:label-cell-address="Planilha1.N3:Planilha1.N3" chart:class="chart:scatter">
            <chart:domain table:cell-range-address="Planilha1.N5:Planilha1.N16"/>
            <chart:data-point chart:repeated="12"/>
          </chart:series>
          <chart:series chart:style-name="ch11" chart:values-cell-range-address="Planilha1.M5:Planilha1.M16" chart:label-cell-address="Planilha1.J3:Planilha1.J3" chart:class="chart:scatter">
            <chart:domain table:cell-range-address="Planilha1.J5:Planilha1.J16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  <table:table-cell office:value-type="string">
                <text:p>TCP</text:p>
                <draw:g>
                  <svg:desc>Planilha1.N3:Planilha1.N3</svg:desc>
                </draw:g>
              </table:table-cell>
              <table:table-cell office:value-type="string">
                <text:p>Coluna J</text:p>
              </table:table-cell>
              <table:table-cell office:value-type="string">
                <text:p>UDP</text:p>
                <draw:g>
                  <svg:desc>Planilha1.J3:Planilha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N5:Planilha1.N16</svg:desc>
                </draw:g>
              </table:table-cell>
              <table:table-cell office:value-type="float" office:value="0.2288">
                <text:p>0.2288</text:p>
                <draw:g>
                  <svg:desc>Planilha1.Q5:Planilha1.Q16</svg:desc>
                </draw:g>
              </table:table-cell>
              <table:table-cell office:value-type="float" office:value="1">
                <text:p>1</text:p>
                <draw:g>
                  <svg:desc>Planilha1.J5:Planilha1.J16</svg:desc>
                </draw:g>
              </table:table-cell>
              <table:table-cell office:value-type="float" office:value="0.2348">
                <text:p>0.2348</text:p>
                <draw:g>
                  <svg:desc>Planilha1.M5:Planilha1.M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7.5649">
                <text:p>27.5649</text:p>
              </table:table-cell>
              <table:table-cell office:value-type="float" office:value="100">
                <text:p>100</text:p>
              </table:table-cell>
              <table:table-cell office:value-type="float" office:value="22.871">
                <text:p>22.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9.9658">
                <text:p>39.9658</text:p>
              </table:table-cell>
              <table:table-cell office:value-type="float" office:value="200">
                <text:p>200</text:p>
              </table:table-cell>
              <table:table-cell office:value-type="float" office:value="42.4518">
                <text:p>42.4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52.7595">
                <text:p>52.7595</text:p>
              </table:table-cell>
              <table:table-cell office:value-type="float" office:value="300">
                <text:p>300</text:p>
              </table:table-cell>
              <table:table-cell office:value-type="float" office:value="89.6826">
                <text:p>89.6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81.5081">
                <text:p>81.5081</text:p>
              </table:table-cell>
              <table:table-cell office:value-type="float" office:value="400">
                <text:p>400</text:p>
              </table:table-cell>
              <table:table-cell office:value-type="float" office:value="111.9857">
                <text:p>111.9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80.5115">
                <text:p>80.5115</text:p>
              </table:table-cell>
              <table:table-cell office:value-type="float" office:value="500">
                <text:p>500</text:p>
              </table:table-cell>
              <table:table-cell office:value-type="float" office:value="101.4135">
                <text:p>101.4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03.122">
                <text:p>103.122</text:p>
              </table:table-cell>
              <table:table-cell office:value-type="float" office:value="600">
                <text:p>600</text:p>
              </table:table-cell>
              <table:table-cell office:value-type="float" office:value="158.2657">
                <text:p>158.2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05.02">
                <text:p>105.02</text:p>
              </table:table-cell>
              <table:table-cell office:value-type="float" office:value="700">
                <text:p>700</text:p>
              </table:table-cell>
              <table:table-cell office:value-type="float" office:value="141.1145">
                <text:p>141.1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17.685">
                <text:p>117.685</text:p>
              </table:table-cell>
              <table:table-cell office:value-type="float" office:value="800">
                <text:p>800</text:p>
              </table:table-cell>
              <table:table-cell office:value-type="float" office:value="194.6665">
                <text:p>194.6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66.0179">
                <text:p>166.0179</text:p>
              </table:table-cell>
              <table:table-cell office:value-type="float" office:value="900">
                <text:p>900</text:p>
              </table:table-cell>
              <table:table-cell office:value-type="float" office:value="171.546">
                <text:p>171.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59.7791">
                <text:p>159.7791</text:p>
              </table:table-cell>
              <table:table-cell office:value-type="float" office:value="1000">
                <text:p>1000</text:p>
              </table:table-cell>
              <table:table-cell office:value-type="float" office:value="192.8572">
                <text:p>192.8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254.826">
                <text:p>254.826</text:p>
              </table:table-cell>
              <table:table-cell office:value-type="float" office:value="2000">
                <text:p>2000</text:p>
              </table:table-cell>
              <table:table-cell office:value-type="float" office:value="236.4375">
                <text:p>236.43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Tendência (TCP)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05cm" svg:stroke-color="#004586" svg:stroke-opacity="4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8.992cm" xlink:href=".." xlink:type="simple" chart:class="chart:scatter" chart:style-name="ch1">
        <chart:title svg:x="3.11cm" svg:y="0.315cm" chart:style-name="ch2">
          <text:p>Vazão do arquivo de 1MB utilizando IPv6</text:p>
        </chart:title>
        <chart:subtitle svg:x="3.042cm" svg:y="1.447cm" chart:style-name="ch3">
          <text:p>Dividindo em diferentes tamanhos de pacotes (até 32kB)</text:p>
        </chart:subtitle>
        <chart:legend chart:legend-position="end" svg:x="12.129cm" svg:y="3.948cm" style:legend-expansion="high" chart:style-name="ch4"/>
        <chart:plot-area chart:style-name="ch5" table:cell-range-address="Planilha1.F100:Planilha1.F103 Planilha1.E54:Planilha1.E54 Planilha1.H100:Planilha1.H103" chart:data-source-has-labels="row" svg:x="1.479cm" svg:y="2.335cm" svg:width="10.331cm" svg:height="5.349cm">
          <chartooo:coordinate-region svg:x="2.286cm" svg:y="2.534cm" svg:width="9.059cm" svg:height="4.503cm"/>
          <chart:axis chart:dimension="x" chart:name="primary-x" chart:style-name="ch6">
            <chart:title svg:x="4.192cm" svg:y="7.863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362cm" chart:style-name="ch9">
              <text:p>Vazão (kbits/s)</text:p>
            </chart:title>
            <chart:grid chart:style-name="ch8" chart:class="major"/>
          </chart:axis>
          <chart:series chart:style-name="ch10" chart:values-cell-range-address="Planilha1.H100:Planilha1.H103" chart:label-cell-address="Planilha1.E54:Planilha1.E54" chart:class="chart:scatter">
            <chart:domain table:cell-range-address="Planilha1.F100:Planilha1.F103"/>
            <chart:regression-curve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TCP</text:p>
                <draw:g>
                  <svg:desc>Planilha1.E54:Plani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Planilha1.F100:Planilha1.F103</svg:desc>
                </draw:g>
              </table:table-cell>
              <table:table-cell office:value-type="float" office:value="38.0398">
                <text:p>38.0398</text:p>
                <draw:g>
                  <svg:desc>Planilha1.H100:Planilha1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94.2052">
                <text:p>94.2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">
                <text:p>16000</text:p>
              </table:table-cell>
              <table:table-cell office:value-type="float" office:value="142.4039">
                <text:p>142.4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">
                <text:p>32000</text:p>
              </table:table-cell>
              <table:table-cell office:value-type="float" office:value="168.523">
                <text:p>168.5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Tendência (TCP)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cm" svg:stroke-color="#004586" svg:stroke-opacity="4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92cm" xlink:href=".." xlink:type="simple" chart:class="chart:scatter" chart:style-name="ch1">
        <chart:title svg:x="3.093cm" svg:y="0.315cm" chart:style-name="ch2">
          <text:p>RTT do arquivo de 1MB utilizando protocolo IPv6</text:p>
        </chart:title>
        <chart:subtitle svg:x="2.974cm" svg:y="1.299cm" chart:style-name="ch3">
          <text:p>Dividindo em diferentes tamanhos de pacotes (até 32 kB)</text:p>
        </chart:subtitle>
        <chart:legend chart:legend-position="end" svg:x="12.101cm" svg:y="3.948cm" style:legend-expansion="high" chart:style-name="ch4"/>
        <chart:plot-area chart:style-name="ch5" table:cell-range-address="Planilha1.F100:Planilha1.G103 Planilha1.E54:Planilha1.E54" chart:data-source-has-labels="row" svg:x="1.33cm" svg:y="2.187cm" svg:width="10.452cm" svg:height="5.645cm">
          <chartooo:coordinate-region svg:x="2.692cm" svg:y="2.386cm" svg:width="8.625cm" svg:height="4.799cm"/>
          <chart:axis chart:dimension="x" chart:name="primary-x" chart:style-name="ch6">
            <chart:title svg:x="4.541cm" svg:y="8.011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5.9cm" chart:style-name="ch9">
              <text:p>Tempo (ms)</text:p>
            </chart:title>
            <chart:grid chart:style-name="ch8" chart:class="major"/>
          </chart:axis>
          <chart:series chart:style-name="ch10" chart:values-cell-range-address="Planilha1.G100:Planilha1.G103" chart:label-cell-address="Planilha1.E54:Planilha1.E54" chart:class="chart:scatter">
            <chart:domain table:cell-range-address="Planilha1.F100:Planilha1.F103"/>
            <chart:regression-curve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TCP</text:p>
                <draw:g>
                  <svg:desc>Planilha1.E54:Plani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Planilha1.F100:Planilha1.F103</svg:desc>
                </draw:g>
              </table:table-cell>
              <table:table-cell office:value-type="float" office:value="420612.6101">
                <text:p>420612.6101</text:p>
                <draw:g>
                  <svg:desc>Planilha1.G100:Planilha1.G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169841.9197">
                <text:p>169841.9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">
                <text:p>16000</text:p>
              </table:table-cell>
              <table:table-cell office:value-type="float" office:value="112356.488">
                <text:p>112356.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">
                <text:p>32000</text:p>
              </table:table-cell>
              <table:table-cell office:value-type="float" office:value="94942.5474">
                <text:p>94942.54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993cm" xlink:href=".." xlink:type="simple" chart:class="chart:scatter" chart:style-name="ch1">
        <chart:title svg:x="5.516cm" svg:y="0.315cm" chart:style-name="ch2">
          <text:p>Vazão em rede local</text:p>
        </chart:title>
        <chart:subtitle svg:x="4.51cm" svg:y="1.447cm" chart:style-name="ch3">
          <text:p>Comparação entre protocolos (até 2kB)</text:p>
        </chart:subtitle>
        <chart:legend chart:legend-position="end" svg:x="13.928cm" svg:y="3.948cm" style:legend-expansion="high" chart:style-name="ch4"/>
        <chart:plot-area chart:style-name="ch5" table:cell-range-address="Planilha1.D5:Planilha1.E16 Planilha1.E3:Planilha1.E3 Planilha1.H5:Planilha1.H16 Planilha1.A3:Planilha1.A3" chart:data-source-has-labels="row" svg:x="1.478cm" svg:y="2.335cm" svg:width="12.131cm" svg:height="5.35cm">
          <chartooo:coordinate-region svg:x="2.099cm" svg:y="2.534cm" svg:width="11.139cm" svg:height="4.504cm"/>
          <chart:axis chart:dimension="x" chart:name="primary-x" chart:style-name="ch6">
            <chart:title svg:x="5.091cm" svg:y="7.864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43cm" chart:style-name="ch9">
              <text:p>Vazão (Mbits/s)</text:p>
            </chart:title>
            <chart:grid chart:style-name="ch8" chart:class="major"/>
          </chart:axis>
          <chart:series chart:style-name="ch10" chart:values-cell-range-address="Planilha1.H5:Planilha1.H16" chart:label-cell-address="Planilha1.E3:Planilha1.E3" chart:class="chart:scatter">
            <chart:domain table:cell-range-address="Planilha1.E5:Planilha1.E16"/>
            <chart:data-point chart:repeated="12"/>
          </chart:series>
          <chart:series chart:style-name="ch11" chart:values-cell-range-address="Planilha1.D5:Planilha1.D16" chart:label-cell-address="Planilha1.A3:Planilha1.A3" chart:class="chart:scatter">
            <chart:domain table:cell-range-address="Planilha1.A5:Planilha1.A16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TCP</text:p>
                <draw:g>
                  <svg:desc>Planilha1.E3:Planilha1.E3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UDP</text:p>
                <draw:g>
                  <svg:desc>Planilha1.A3:Planilha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E5:Planilha1.E16</svg:desc>
                </draw:g>
              </table:table-cell>
              <table:table-cell office:value-type="float" office:value="0.0351">
                <text:p>0.0351</text:p>
                <draw:g>
                  <svg:desc>Planilha1.H5:Planilha1.H16</svg:desc>
                </draw:g>
              </table:table-cell>
              <table:table-cell office:value-type="float" office:value="1">
                <text:p>1</text:p>
                <draw:g>
                  <svg:desc>Planilha1.A5:Planilha1.A16</svg:desc>
                </draw:g>
              </table:table-cell>
              <table:table-cell office:value-type="float" office:value="0.0391">
                <text:p>0.0391</text:p>
                <draw:g>
                  <svg:desc>Planilha1.D5:Planilha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7091">
                <text:p>3.7091</text:p>
              </table:table-cell>
              <table:table-cell office:value-type="float" office:value="100">
                <text:p>100</text:p>
              </table:table-cell>
              <table:table-cell office:value-type="float" office:value="3.8616">
                <text:p>3.8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6.1255">
                <text:p>6.1255</text:p>
              </table:table-cell>
              <table:table-cell office:value-type="float" office:value="200">
                <text:p>200</text:p>
              </table:table-cell>
              <table:table-cell office:value-type="float" office:value="6.2247">
                <text:p>6.2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8.1386">
                <text:p>8.1386</text:p>
              </table:table-cell>
              <table:table-cell office:value-type="float" office:value="300">
                <text:p>300</text:p>
              </table:table-cell>
              <table:table-cell office:value-type="float" office:value="9.3088">
                <text:p>9.3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0.791">
                <text:p>10.791</text:p>
              </table:table-cell>
              <table:table-cell office:value-type="float" office:value="400">
                <text:p>400</text:p>
              </table:table-cell>
              <table:table-cell office:value-type="float" office:value="12.6237">
                <text:p>12.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4.0223">
                <text:p>14.0223</text:p>
              </table:table-cell>
              <table:table-cell office:value-type="float" office:value="500">
                <text:p>500</text:p>
              </table:table-cell>
              <table:table-cell office:value-type="float" office:value="15.4223">
                <text:p>15.4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6.0322">
                <text:p>16.0322</text:p>
              </table:table-cell>
              <table:table-cell office:value-type="float" office:value="600">
                <text:p>600</text:p>
              </table:table-cell>
              <table:table-cell office:value-type="float" office:value="17.0727">
                <text:p>17.0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7.4333">
                <text:p>17.4333</text:p>
              </table:table-cell>
              <table:table-cell office:value-type="float" office:value="700">
                <text:p>700</text:p>
              </table:table-cell>
              <table:table-cell office:value-type="float" office:value="18.9682">
                <text:p>18.9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9.8908">
                <text:p>19.8908</text:p>
              </table:table-cell>
              <table:table-cell office:value-type="float" office:value="800">
                <text:p>800</text:p>
              </table:table-cell>
              <table:table-cell office:value-type="float" office:value="20.4865">
                <text:p>20.4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0.4935">
                <text:p>20.4935</text:p>
              </table:table-cell>
              <table:table-cell office:value-type="float" office:value="900">
                <text:p>900</text:p>
              </table:table-cell>
              <table:table-cell office:value-type="float" office:value="21.4938">
                <text:p>21.4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2.2432">
                <text:p>22.2432</text:p>
              </table:table-cell>
              <table:table-cell office:value-type="float" office:value="1000">
                <text:p>1000</text:p>
              </table:table-cell>
              <table:table-cell office:value-type="float" office:value="22.6866">
                <text:p>22.6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29.7302">
                <text:p>29.7302</text:p>
              </table:table-cell>
              <table:table-cell office:value-type="float" office:value="2000">
                <text:p>2000</text:p>
              </table:table-cell>
              <table:table-cell office:value-type="float" office:value="22.6581">
                <text:p>22.65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Tendência (TCP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004586" svg:stroke-opacity="40%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Tendência (UDP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ff420e" svg:stroke-opacity="60%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2cm" svg:y="0.316cm" chart:style-name="ch2">
          <text:p>RTT em rede local</text:p>
        </chart:title>
        <chart:subtitle svg:x="4.517cm" svg:y="1.449cm" chart:style-name="ch3">
          <text:p>Comparação entre protocolos (até 1kB)</text:p>
        </chart:subtitle>
        <chart:legend chart:legend-position="end" svg:x="12.089cm" svg:y="3.454cm" style:legend-expansion="high" chart:style-name="ch4"/>
        <chart:plot-area chart:style-name="ch5" table:cell-range-address="Planilha1.E5:Planilha1.E15 Planilha1.E3:Planilha1.E3 Planilha1.G5:Planilha1.G15 Planilha1.A3:Planilha1.A3 Planilha1.C5:Planilha1.C15" chart:data-source-has-labels="row" svg:x="1.479cm" svg:y="2.338cm" svg:width="10.291cm" svg:height="5.353cm">
          <chartooo:coordinate-region svg:x="2.206cm" svg:y="2.538cm" svg:width="9.192cm" svg:height="4.506cm"/>
          <chart:axis chart:dimension="x" chart:name="primary-x" chart:style-name="ch6">
            <chart:title svg:x="4.172cm" svg:y="7.871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129cm" chart:style-name="ch9">
              <text:p>Tempo (ms)</text:p>
            </chart:title>
            <chart:grid chart:style-name="ch8" chart:class="major"/>
          </chart:axis>
          <chart:series chart:style-name="ch10" chart:values-cell-range-address="Planilha1.G5:Planilha1.G15" chart:label-cell-address="Planilha1.E3:Planilha1.E3" chart:class="chart:scatter">
            <chart:domain table:cell-range-address="Planilha1.E5:Planilha1.E15"/>
            <chart:regression-curve chart:style-name="ch11"/>
            <chart:data-point chart:repeated="11"/>
          </chart:series>
          <chart:series chart:style-name="ch12" chart:values-cell-range-address="Planilha1.C5:Planilha1.C15" chart:label-cell-address="Planilha1.A3:Planilha1.A3" chart:class="chart:scatter">
            <chart:regression-curve chart:style-name="ch13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TCP</text:p>
                <draw:g>
                  <svg:desc>Planilha1.E3:Planilha1.E3</svg:desc>
                </draw:g>
              </table:table-cell>
              <table:table-cell office:value-type="string">
                <text:p>UDP</text:p>
                <draw:g>
                  <svg:desc>Planilha1.A3:Planilha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E5:Planilha1.E15</svg:desc>
                </draw:g>
              </table:table-cell>
              <table:table-cell office:value-type="float" office:value="0.498">
                <text:p>0.498</text:p>
                <draw:g>
                  <svg:desc>Planilha1.G5:Planilha1.G15</svg:desc>
                </draw:g>
              </table:table-cell>
              <table:table-cell office:value-type="float" office:value="0.4091">
                <text:p>0.4091</text:p>
                <draw:g>
                  <svg:desc>Planilha1.C5:Planilha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4991">
                <text:p>0.4991</text:p>
              </table:table-cell>
              <table:table-cell office:value-type="float" office:value="0.4143">
                <text:p>0.4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5142">
                <text:p>0.5142</text:p>
              </table:table-cell>
              <table:table-cell office:value-type="float" office:value="0.5141">
                <text:p>0.5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5309">
                <text:p>0.5309</text:p>
              </table:table-cell>
              <table:table-cell office:value-type="float" office:value="0.5156">
                <text:p>0.5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6004">
                <text:p>0.6004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6325">
                <text:p>0.6325</text:p>
              </table:table-cell>
              <table:table-cell office:value-type="float" office:value="0.5187">
                <text:p>0.5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6636">
                <text:p>0.6636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.6763">
                <text:p>0.6763</text:p>
              </table:table-cell>
              <table:table-cell office:value-type="float" office:value="0.5905">
                <text:p>0.5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7127">
                <text:p>0.7127</text:p>
              </table:table-cell>
              <table:table-cell office:value-type="float" office:value="0.6248">
                <text:p>0.6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0.7402">
                <text:p>0.740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7884">
                <text:p>0.7884</text:p>
              </table:table-cell>
              <table:table-cell office:value-type="float" office:value="0.7053">
                <text:p>0.70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2cm" svg:y="0.316cm" chart:style-name="ch2">
          <text:p>RTT em rede local</text:p>
        </chart:title>
        <chart:subtitle svg:x="4.45cm" svg:y="1.449cm" chart:style-name="ch3">
          <text:p>Comparação entre protocolos (até 1MB)</text:p>
        </chart:subtitle>
        <chart:legend chart:legend-position="end" svg:x="13.941cm" svg:y="3.952cm" style:legend-expansion="high" chart:style-name="ch4"/>
        <chart:plot-area chart:style-name="ch5" table:cell-range-address="Planilha1.E15:Planilha1.E15 Planilha1.E24:Planilha1.E24 Planilha1.E47:Planilha1.E48 Planilha1.E3:Planilha1.E3 Planilha1.G15:Planilha1.G15 Planilha1.G24:Planilha1.G24 Planilha1.G47:Planilha1.G48 Planilha1.A3:Planilha1.A3 Planilha1.C15:Planilha1.C15 Planilha1.C24:Planilha1.C24 Planilha1.C47:Planilha1.C48" chart:data-source-has-labels="row" svg:x="1.479cm" svg:y="2.338cm" svg:width="12.143cm" svg:height="5.353cm">
          <chartooo:coordinate-region svg:x="2.286cm" svg:y="2.537cm" svg:width="10.686cm" svg:height="4.507cm"/>
          <chart:axis chart:dimension="x" chart:name="primary-x" chart:style-name="ch6">
            <chart:title svg:x="5.098cm" svg:y="7.871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129cm" chart:style-name="ch9">
              <text:p>Tempo (ms)</text:p>
            </chart:title>
            <chart:grid chart:style-name="ch8" chart:class="major"/>
          </chart:axis>
          <chart:series chart:style-name="ch10" chart:values-cell-range-address="Planilha1.G15:Planilha1.G15 Planilha1.G24:Planilha1.G24 Planilha1.G47:Planilha1.G48" chart:label-cell-address="Planilha1.E3:Planilha1.E3" chart:class="chart:scatter">
            <chart:domain table:cell-range-address="Planilha1.E15:Planilha1.E15 Planilha1.E24:Planilha1.E24 Planilha1.E47:Planilha1.E48"/>
            <chart:data-point chart:repeated="4"/>
          </chart:series>
          <chart:series chart:style-name="ch11" chart:values-cell-range-address="Planilha1.C15:Planilha1.C15 Planilha1.C24:Planilha1.C24 Planilha1.C47:Planilha1.C48" chart:label-cell-address="Planilha1.A3:Planilha1.A3" chart:class="chart:scatter">
            <chart:domain table:cell-range-address="Planilha1.A15:Planilha1.A15 Planilha1.A24:Planilha1.A24 Planilha1.A47:Planilha1.A48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 Coluna E Coluna E</text:p>
              </table:table-cell>
              <table:table-cell office:value-type="string">
                <text:p>TCP</text:p>
                <draw:g>
                  <svg:desc>Planilha1.E3:Planilha1.E3</svg:desc>
                </draw:g>
              </table:table-cell>
              <table:table-cell office:value-type="string">
                <text:p>Coluna A Coluna A Coluna A</text:p>
              </table:table-cell>
              <table:table-cell office:value-type="string">
                <text:p>UDP</text:p>
                <draw:g>
                  <svg:desc>Planilha1.A3:Planilha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Planilha1.E15:Planilha1.E15 Planilha1.E24:Planilha1.E24 Planilha1.E47:Planilha1.E48</svg:desc>
                </draw:g>
              </table:table-cell>
              <table:table-cell office:value-type="float" office:value="0.7884">
                <text:p>0.7884</text:p>
                <draw:g>
                  <svg:desc>Planilha1.G15:Planilha1.G15 Planilha1.G24:Planilha1.G24 Planilha1.G47:Planilha1.G48</svg:desc>
                </draw:g>
              </table:table-cell>
              <table:table-cell office:value-type="float" office:value="1000">
                <text:p>1000</text:p>
                <draw:g>
                  <svg:desc>Planilha1.A15:Planilha1.A15 Planilha1.A24:Planilha1.A24 Planilha1.A47:Planilha1.A48</svg:desc>
                </draw:g>
              </table:table-cell>
              <table:table-cell office:value-type="float" office:value="0.7053">
                <text:p>0.7053</text:p>
                <draw:g>
                  <svg:desc>Planilha1.C15:Planilha1.C15 Planilha1.C24:Planilha1.C24 Planilha1.C47:Planilha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0548">
                <text:p>2.0548</text:p>
              </table:table-cell>
              <table:table-cell office:value-type="float" office:value="10000">
                <text:p>10000</text:p>
              </table:table-cell>
              <table:table-cell office:value-type="float" office:value="11.9292">
                <text:p>11.9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0.5261">
                <text:p>10.5261</text:p>
              </table:table-cell>
              <table:table-cell office:value-type="float" office:value="100000">
                <text:p>100000</text:p>
              </table:table-cell>
              <table:table-cell office:value-type="float" office:value="62.6425">
                <text:p>62.6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08.4315">
                <text:p>108.4315</text:p>
              </table:table-cell>
              <table:table-cell office:value-type="float" office:value="1000000">
                <text:p>1000000</text:p>
              </table:table-cell>
              <table:table-cell office:value-type="float" office:value="651.2142">
                <text:p>651.21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Tendência (TCP)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05cm" svg:stroke-color="#004586" svg:stroke-opacity="4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5cm" svg:y="0.316cm" chart:style-name="ch2">
          <text:p>Vazão do arquivo de 1MB utlizando IPv4</text:p>
        </chart:title>
        <chart:subtitle svg:x="3.035cm" svg:y="1.449cm" chart:style-name="ch3">
          <text:p>Dividindo em diferentes tamanhos de pacotes (até 32kB)</text:p>
        </chart:subtitle>
        <chart:legend chart:legend-position="end" svg:x="12.115cm" svg:y="3.952cm" style:legend-expansion="high" chart:style-name="ch4"/>
        <chart:plot-area chart:style-name="ch5" table:cell-range-address="Planilha1.F49:Planilha1.F52 Planilha1.E3:Planilha1.E3 Planilha1.H49:Planilha1.H52" chart:data-source-has-labels="row" svg:x="1.479cm" svg:y="2.338cm" svg:width="10.317cm" svg:height="5.353cm">
          <chartooo:coordinate-region svg:x="2.286cm" svg:y="2.537cm" svg:width="9.046cm" svg:height="4.507cm"/>
          <chart:axis chart:dimension="x" chart:name="primary-x" chart:style-name="ch6">
            <chart:title svg:x="4.185cm" svg:y="7.871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434cm" chart:style-name="ch9">
              <text:p>Vazão (Mbits/s)</text:p>
            </chart:title>
            <chart:grid chart:style-name="ch8" chart:class="major"/>
          </chart:axis>
          <chart:series chart:style-name="ch10" chart:values-cell-range-address="Planilha1.H49:Planilha1.H52" chart:label-cell-address="Planilha1.E3:Planilha1.E3" chart:class="chart:scatter">
            <chart:domain table:cell-range-address="Planilha1.F49:Planilha1.F52"/>
            <chart:regression-curve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TCP</text:p>
                <draw:g>
                  <svg:desc>Planilha1.E3:Planilh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Planilha1.F49:Planilha1.F52</svg:desc>
                </draw:g>
              </table:table-cell>
              <table:table-cell office:value-type="float" office:value="23.1668">
                <text:p>23.1668</text:p>
                <draw:g>
                  <svg:desc>Planilha1.H49:Planilha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74.1298">
                <text:p>74.1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">
                <text:p>16000</text:p>
              </table:table-cell>
              <table:table-cell office:value-type="float" office:value="99.4486">
                <text:p>99.4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">
                <text:p>32000</text:p>
              </table:table-cell>
              <table:table-cell office:value-type="float" office:value="125.0868">
                <text:p>125.08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Tendência (TCP)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cm" svg:stroke-color="#004586" svg:stroke-opacity="4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cm" xlink:href=".." xlink:type="simple" chart:class="chart:scatter" chart:style-name="ch1">
        <chart:title svg:x="3.34cm" svg:y="0.316cm" chart:style-name="ch2">
          <text:p>RTT do arquivo de 1MB utilizando IPv4</text:p>
        </chart:title>
        <chart:subtitle svg:x="2.981cm" svg:y="1.449cm" chart:style-name="ch3">
          <text:p>Dividindo em diferentes tamanhos de pacotes  (até 32kB)</text:p>
        </chart:subtitle>
        <chart:legend chart:legend-position="end" svg:x="12.114cm" svg:y="3.957cm" style:legend-expansion="high" chart:style-name="ch4"/>
        <chart:plot-area chart:style-name="ch5" table:cell-range-address="Planilha1.F49:Planilha1.G52 Planilha1.E3:Planilha1.E3" chart:data-source-has-labels="row" svg:x="1.478cm" svg:y="2.338cm" svg:width="10.317cm" svg:height="5.363cm">
          <chartooo:coordinate-region svg:x="2.285cm" svg:y="2.537cm" svg:width="9.046cm" svg:height="4.517cm"/>
          <chart:axis chart:dimension="x" chart:name="primary-x" chart:style-name="ch6">
            <chart:title svg:x="4.184cm" svg:y="7.881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134cm" chart:style-name="ch9">
              <text:p>Tempo (ms)</text:p>
            </chart:title>
            <chart:grid chart:style-name="ch8" chart:class="major"/>
          </chart:axis>
          <chart:series chart:style-name="ch10" chart:values-cell-range-address="Planilha1.G49:Planilha1.G52" chart:label-cell-address="Planilha1.E3:Planilha1.E3" chart:class="chart:scatter">
            <chart:domain table:cell-range-address="Planilha1.F49:Planilha1.F52"/>
            <chart:regression-curve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TCP</text:p>
                <draw:g>
                  <svg:desc>Planilha1.E3:Planilh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Planilha1.F49:Planilha1.F52</svg:desc>
                </draw:g>
              </table:table-cell>
              <table:table-cell office:value-type="float" office:value="690.6426">
                <text:p>690.6426</text:p>
                <draw:g>
                  <svg:desc>Planilha1.G49:Planilh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215.8377">
                <text:p>215.8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">
                <text:p>16000</text:p>
              </table:table-cell>
              <table:table-cell office:value-type="float" office:value="160.8871">
                <text:p>160.8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">
                <text:p>32000</text:p>
              </table:table-cell>
              <table:table-cell office:value-type="float" office:value="127.9111">
                <text:p>127.91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Tendência (TCP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004586" svg:stroke-opacity="40%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Tendência (UDP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ff420e" svg:stroke-opacity="60%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4cm" xlink:href=".." xlink:type="simple" chart:class="chart:scatter" chart:style-name="ch1">
        <chart:title svg:x="5.456cm" svg:y="0.315cm" chart:style-name="ch2">
          <text:p>RTT em rede remota</text:p>
        </chart:title>
        <chart:subtitle svg:x="4.516cm" svg:y="1.447cm" chart:style-name="ch3">
          <text:p>Comparação entre protocolos (até 1kB)</text:p>
        </chart:subtitle>
        <chart:legend chart:legend-position="end" svg:x="12.088cm" svg:y="3.446cm" style:legend-expansion="high" chart:style-name="ch4"/>
        <chart:plot-area chart:style-name="ch5" table:cell-range-address="Planilha1.N5:Planilha1.N15 Planilha1.N3:Planilha1.N3 Planilha1.P5:Planilha1.P15 Planilha1.J3:Planilha1.J3 Planilha1.L5:Planilha1.L15" chart:data-source-has-labels="row" svg:x="1.478cm" svg:y="2.335cm" svg:width="10.291cm" svg:height="5.341cm">
          <chartooo:coordinate-region svg:x="2.285cm" svg:y="2.534cm" svg:width="9.112cm" svg:height="4.495cm"/>
          <chart:axis chart:dimension="x" chart:name="primary-x" chart:style-name="ch6">
            <chart:title svg:x="4.171cm" svg:y="7.855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12cm" chart:style-name="ch9">
              <text:p>Tempo (ms)</text:p>
            </chart:title>
            <chart:grid chart:style-name="ch8" chart:class="major"/>
          </chart:axis>
          <chart:series chart:style-name="ch10" chart:values-cell-range-address="Planilha1.P5:Planilha1.P15" chart:label-cell-address="Planilha1.N3:Planilha1.N3" chart:class="chart:scatter">
            <chart:domain table:cell-range-address="Planilha1.N5:Planilha1.N15"/>
            <chart:regression-curve chart:style-name="ch11"/>
            <chart:data-point chart:repeated="11"/>
          </chart:series>
          <chart:series chart:style-name="ch12" chart:values-cell-range-address="Planilha1.L5:Planilha1.L15" chart:label-cell-address="Planilha1.J3:Planilha1.J3" chart:class="chart:scatter">
            <chart:domain table:cell-range-address="Planilha1.J5:Planilha1.J15"/>
            <chart:regression-curve chart:style-name="ch13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  <table:table-cell office:value-type="string">
                <text:p>TCP</text:p>
                <draw:g>
                  <svg:desc>Planilha1.N3:Planilha1.N3</svg:desc>
                </draw:g>
              </table:table-cell>
              <table:table-cell office:value-type="string">
                <text:p>Coluna J</text:p>
              </table:table-cell>
              <table:table-cell office:value-type="string">
                <text:p>UDP</text:p>
                <draw:g>
                  <svg:desc>Planilha1.J3:Planilha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N5:Planilha1.N15</svg:desc>
                </draw:g>
              </table:table-cell>
              <table:table-cell office:value-type="float" office:value="69.9271">
                <text:p>69.9271</text:p>
                <draw:g>
                  <svg:desc>Planilha1.P5:Planilha1.P15</svg:desc>
                </draw:g>
              </table:table-cell>
              <table:table-cell office:value-type="float" office:value="1">
                <text:p>1</text:p>
                <draw:g>
                  <svg:desc>Planilha1.J5:Planilha1.J15</svg:desc>
                </draw:g>
              </table:table-cell>
              <table:table-cell office:value-type="float" office:value="68.146">
                <text:p>68.146</text:p>
                <draw:g>
                  <svg:desc>Planilha1.L5:Planilha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3.0448">
                <text:p>73.0448</text:p>
              </table:table-cell>
              <table:table-cell office:value-type="float" office:value="100">
                <text:p>100</text:p>
              </table:table-cell>
              <table:table-cell office:value-type="float" office:value="69.9576">
                <text:p>69.9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80.0684">
                <text:p>80.0684</text:p>
              </table:table-cell>
              <table:table-cell office:value-type="float" office:value="200">
                <text:p>200</text:p>
              </table:table-cell>
              <table:table-cell office:value-type="float" office:value="75.3796">
                <text:p>75.3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0.9788">
                <text:p>90.9788</text:p>
              </table:table-cell>
              <table:table-cell office:value-type="float" office:value="300">
                <text:p>300</text:p>
              </table:table-cell>
              <table:table-cell office:value-type="float" office:value="53.5221">
                <text:p>53.5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8.5198">
                <text:p>78.5198</text:p>
              </table:table-cell>
              <table:table-cell office:value-type="float" office:value="400">
                <text:p>400</text:p>
              </table:table-cell>
              <table:table-cell office:value-type="float" office:value="57.1501">
                <text:p>57.1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99.3646">
                <text:p>99.3646</text:p>
              </table:table-cell>
              <table:table-cell office:value-type="float" office:value="500">
                <text:p>500</text:p>
              </table:table-cell>
              <table:table-cell office:value-type="float" office:value="78.885">
                <text:p>78.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93.0936">
                <text:p>93.0936</text:p>
              </table:table-cell>
              <table:table-cell office:value-type="float" office:value="600">
                <text:p>600</text:p>
              </table:table-cell>
              <table:table-cell office:value-type="float" office:value="60.6575">
                <text:p>60.6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06.6463">
                <text:p>106.6463</text:p>
              </table:table-cell>
              <table:table-cell office:value-type="float" office:value="700">
                <text:p>700</text:p>
              </table:table-cell>
              <table:table-cell office:value-type="float" office:value="79.3682">
                <text:p>79.3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08.7649">
                <text:p>108.7649</text:p>
              </table:table-cell>
              <table:table-cell office:value-type="float" office:value="800">
                <text:p>800</text:p>
              </table:table-cell>
              <table:table-cell office:value-type="float" office:value="65.7535">
                <text:p>65.7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86.7376">
                <text:p>86.7376</text:p>
              </table:table-cell>
              <table:table-cell office:value-type="float" office:value="900">
                <text:p>900</text:p>
              </table:table-cell>
              <table:table-cell office:value-type="float" office:value="83.9425">
                <text:p>83.9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00.1383">
                <text:p>100.1383</text:p>
              </table:table-cell>
              <table:table-cell office:value-type="float" office:value="1000">
                <text:p>1000</text:p>
              </table:table-cell>
              <table:table-cell office:value-type="float" office:value="82.9629">
                <text:p>82.96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cm" xlink:href=".." xlink:type="simple" chart:class="chart:scatter" chart:style-name="ch1">
        <chart:title svg:x="5.455cm" svg:y="0.315cm" chart:style-name="ch2">
          <text:p>RTT em rede remota</text:p>
        </chart:title>
        <chart:subtitle svg:x="4.448cm" svg:y="1.447cm" chart:style-name="ch3">
          <text:p>Comparação entre protocolos (até 1MB)</text:p>
        </chart:subtitle>
        <chart:legend chart:legend-position="end" svg:x="13.938cm" svg:y="3.942cm" style:legend-expansion="high" chart:style-name="ch4"/>
        <chart:plot-area chart:style-name="ch5" table:cell-range-address="Planilha1.N15:Planilha1.N15 Planilha1.N24:Planilha1.N24 Planilha1.N47:Planilha1.N48 Planilha1.N3:Planilha1.N3 Planilha1.P15:Planilha1.P15 Planilha1.P24:Planilha1.P24 Planilha1.P47:Planilha1.P48 Planilha1.J3:Planilha1.J3 Planilha1.L15:Planilha1.L15 Planilha1.L24:Planilha1.L24 Planilha1.L47:Planilha1.L48" chart:data-source-has-labels="row" svg:x="1.478cm" svg:y="2.335cm" svg:width="12.142cm" svg:height="5.337cm">
          <chartooo:coordinate-region svg:x="2.655cm" svg:y="2.534cm" svg:width="10.315cm" svg:height="4.491cm"/>
          <chart:axis chart:dimension="x" chart:name="primary-x" chart:style-name="ch6">
            <chart:title svg:x="5.097cm" svg:y="7.851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118cm" chart:style-name="ch9">
              <text:p>Tempo (ms)</text:p>
            </chart:title>
            <chart:grid chart:style-name="ch8" chart:class="major"/>
          </chart:axis>
          <chart:series chart:style-name="ch10" chart:values-cell-range-address="Planilha1.P15:Planilha1.P15 Planilha1.P24:Planilha1.P24 Planilha1.P47:Planilha1.P48" chart:label-cell-address="Planilha1.N3:Planilha1.N3" chart:class="chart:scatter">
            <chart:domain table:cell-range-address="Planilha1.N15:Planilha1.N15 Planilha1.N24:Planilha1.N24 Planilha1.N47:Planilha1.N48"/>
            <chart:data-point chart:repeated="4"/>
          </chart:series>
          <chart:series chart:style-name="ch11" chart:values-cell-range-address="Planilha1.L15:Planilha1.L15 Planilha1.L24:Planilha1.L24 Planilha1.L47:Planilha1.L48" chart:label-cell-address="Planilha1.J3:Planilha1.J3" chart:class="chart:scatter">
            <chart:domain table:cell-range-address="Planilha1.J15:Planilha1.J15 Planilha1.J24:Planilha1.J24 Planilha1.J47:Planilha1.J48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 Coluna N Coluna N</text:p>
              </table:table-cell>
              <table:table-cell office:value-type="string">
                <text:p>TCP</text:p>
                <draw:g>
                  <svg:desc>Planilha1.N3:Planilha1.N3</svg:desc>
                </draw:g>
              </table:table-cell>
              <table:table-cell office:value-type="string">
                <text:p>Coluna J Coluna J Coluna J</text:p>
              </table:table-cell>
              <table:table-cell office:value-type="string">
                <text:p>UDP</text:p>
                <draw:g>
                  <svg:desc>Planilha1.J3:Planilha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Planilha1.N15:Planilha1.N15 Planilha1.N24:Planilha1.N24 Planilha1.N47:Planilha1.N48</svg:desc>
                </draw:g>
              </table:table-cell>
              <table:table-cell office:value-type="float" office:value="100.1383">
                <text:p>100.1383</text:p>
                <draw:g>
                  <svg:desc>Planilha1.P15:Planilha1.P15 Planilha1.P24:Planilha1.P24 Planilha1.P47:Planilha1.P48</svg:desc>
                </draw:g>
              </table:table-cell>
              <table:table-cell office:value-type="float" office:value="1000">
                <text:p>1000</text:p>
                <draw:g>
                  <svg:desc>Planilha1.J15:Planilha1.J15 Planilha1.J24:Planilha1.J24 Planilha1.J47:Planilha1.J48</svg:desc>
                </draw:g>
              </table:table-cell>
              <table:table-cell office:value-type="float" office:value="82.9629">
                <text:p>82.9629</text:p>
                <draw:g>
                  <svg:desc>Planilha1.L15:Planilha1.L15 Planilha1.L24:Planilha1.L24 Planilha1.L47:Planilha1.L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773.5864">
                <text:p>773.5864</text:p>
              </table:table-cell>
              <table:table-cell office:value-type="float" office:value="10000">
                <text:p>10000</text:p>
              </table:table-cell>
              <table:table-cell office:value-type="float" office:value="608.4193">
                <text:p>608.4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690.2604">
                <text:p>2690.2604</text:p>
              </table:table-cell>
              <table:table-cell office:value-type="float" office:value="100000">
                <text:p>100000</text:p>
              </table:table-cell>
              <table:table-cell office:value-type="float" office:value="7873.1202">
                <text:p>7873.1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2495.6375">
                <text:p>22495.6375</text:p>
              </table:table-cell>
              <table:table-cell office:value-type="float" office:value="1000000">
                <text:p>1000000</text:p>
              </table:table-cell>
              <table:table-cell office:value-type="float" office:value="78271.9135">
                <text:p>78271.91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Tendência (TCP)" loext:regression-max-degree="2" loext:regression-period="2" loext:regression-extrapolate-forward="10" loext:regression-extrapolate-backward="0" loext:regression-force-intercept="false" loext:regression-intercept-value="0" chart:regression-type="logarithmic"/>
      <style:graphic-properties svg:stroke-width="0.05cm" svg:stroke-color="#004586" svg:stroke-opacity="40%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Tendência (UDP)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-dash="Dashed_20__28_var_29_" svg:stroke-width="0.05cm" svg:stroke-color="#ff420e" svg:stroke-opacity="60%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1cm" xlink:href=".." xlink:type="simple" chart:class="chart:scatter" chart:style-name="ch1">
        <chart:title svg:x="5.218cm" svg:y="0.316cm" chart:style-name="ch2">
          <text:p>Vazão em rede remota</text:p>
        </chart:title>
        <chart:subtitle svg:x="4.41cm" svg:y="1.449cm" chart:style-name="ch3">
          <text:p>Comparação entre protocolos (até 32kB)</text:p>
        </chart:subtitle>
        <chart:legend chart:legend-position="end" svg:x="12.088cm" svg:y="3.459cm" style:legend-expansion="high" chart:style-name="ch4"/>
        <chart:plot-area chart:style-name="ch5" table:cell-range-address="Planilha1.M5:Planilha1.N46 Planilha1.N3:Planilha1.N3 Planilha1.Q5:Planilha1.Q46 Planilha1.J3:Planilha1.J3" chart:data-source-has-labels="row" svg:x="1.478cm" svg:y="2.338cm" svg:width="10.291cm" svg:height="5.363cm">
          <chartooo:coordinate-region svg:x="2.285cm" svg:y="2.537cm" svg:width="9.019cm" svg:height="4.517cm"/>
          <chart:axis chart:dimension="x" chart:name="primary-x" chart:style-name="ch6">
            <chart:title svg:x="4.171cm" svg:y="7.881cm" chart:style-name="ch7">
              <text:p>Tamanho do pacote (Bytes)</text:p>
            </chart:title>
            <chart:grid chart:style-name="ch8" chart:class="major"/>
          </chart:axis>
          <chart:axis chart:dimension="y" chart:name="primary-y" chart:style-name="ch6">
            <chart:title svg:x="0.451cm" svg:y="6.372cm" chart:style-name="ch9">
              <text:p>Vazão (kbits/s)</text:p>
            </chart:title>
            <chart:grid chart:style-name="ch8" chart:class="major"/>
          </chart:axis>
          <chart:series chart:style-name="ch10" chart:values-cell-range-address="Planilha1.Q5:Planilha1.Q46" chart:label-cell-address="Planilha1.N3:Planilha1.N3" chart:class="chart:scatter">
            <chart:domain table:cell-range-address="Planilha1.N5:Planilha1.N46"/>
            <chart:regression-curve chart:style-name="ch11"/>
            <chart:data-point chart:repeated="42"/>
          </chart:series>
          <chart:series chart:style-name="ch12" chart:values-cell-range-address="Planilha1.M5:Planilha1.M46" chart:label-cell-address="Planilha1.J3:Planilha1.J3" chart:class="chart:scatter">
            <chart:domain table:cell-range-address="Planilha1.J5:Planilha1.J46"/>
            <chart:regression-curve chart:style-name="ch13"/>
            <chart:data-point chart:repeated="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  <table:table-cell office:value-type="string">
                <text:p>TCP</text:p>
                <draw:g>
                  <svg:desc>Planilha1.N3:Planilha1.N3</svg:desc>
                </draw:g>
              </table:table-cell>
              <table:table-cell office:value-type="string">
                <text:p>Coluna J</text:p>
              </table:table-cell>
              <table:table-cell office:value-type="string">
                <text:p>UDP</text:p>
                <draw:g>
                  <svg:desc>Planilha1.J3:Planilha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N5:Planilha1.N46</svg:desc>
                </draw:g>
              </table:table-cell>
              <table:table-cell office:value-type="float" office:value="0.2288">
                <text:p>0.2288</text:p>
                <draw:g>
                  <svg:desc>Planilha1.Q5:Planilha1.Q46</svg:desc>
                </draw:g>
              </table:table-cell>
              <table:table-cell office:value-type="float" office:value="1">
                <text:p>1</text:p>
                <draw:g>
                  <svg:desc>Planilha1.J5:Planilha1.J46</svg:desc>
                </draw:g>
              </table:table-cell>
              <table:table-cell office:value-type="float" office:value="0.2348">
                <text:p>0.2348</text:p>
                <draw:g>
                  <svg:desc>Planilha1.M5:Planilha1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7.5649">
                <text:p>27.5649</text:p>
              </table:table-cell>
              <table:table-cell office:value-type="float" office:value="100">
                <text:p>100</text:p>
              </table:table-cell>
              <table:table-cell office:value-type="float" office:value="22.871">
                <text:p>22.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9.9658">
                <text:p>39.9658</text:p>
              </table:table-cell>
              <table:table-cell office:value-type="float" office:value="200">
                <text:p>200</text:p>
              </table:table-cell>
              <table:table-cell office:value-type="float" office:value="42.4518">
                <text:p>42.4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52.7595">
                <text:p>52.7595</text:p>
              </table:table-cell>
              <table:table-cell office:value-type="float" office:value="300">
                <text:p>300</text:p>
              </table:table-cell>
              <table:table-cell office:value-type="float" office:value="89.6826">
                <text:p>89.6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81.5081">
                <text:p>81.5081</text:p>
              </table:table-cell>
              <table:table-cell office:value-type="float" office:value="400">
                <text:p>400</text:p>
              </table:table-cell>
              <table:table-cell office:value-type="float" office:value="111.9857">
                <text:p>111.9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80.5115">
                <text:p>80.5115</text:p>
              </table:table-cell>
              <table:table-cell office:value-type="float" office:value="500">
                <text:p>500</text:p>
              </table:table-cell>
              <table:table-cell office:value-type="float" office:value="101.4135">
                <text:p>101.4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03.122">
                <text:p>103.122</text:p>
              </table:table-cell>
              <table:table-cell office:value-type="float" office:value="600">
                <text:p>600</text:p>
              </table:table-cell>
              <table:table-cell office:value-type="float" office:value="158.2657">
                <text:p>158.2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05.02">
                <text:p>105.02</text:p>
              </table:table-cell>
              <table:table-cell office:value-type="float" office:value="700">
                <text:p>700</text:p>
              </table:table-cell>
              <table:table-cell office:value-type="float" office:value="141.1145">
                <text:p>141.1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17.685">
                <text:p>117.685</text:p>
              </table:table-cell>
              <table:table-cell office:value-type="float" office:value="800">
                <text:p>800</text:p>
              </table:table-cell>
              <table:table-cell office:value-type="float" office:value="194.6665">
                <text:p>194.6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66.0179">
                <text:p>166.0179</text:p>
              </table:table-cell>
              <table:table-cell office:value-type="float" office:value="900">
                <text:p>900</text:p>
              </table:table-cell>
              <table:table-cell office:value-type="float" office:value="171.546">
                <text:p>171.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59.7791">
                <text:p>159.7791</text:p>
              </table:table-cell>
              <table:table-cell office:value-type="float" office:value="1000">
                <text:p>1000</text:p>
              </table:table-cell>
              <table:table-cell office:value-type="float" office:value="192.8572">
                <text:p>192.8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254.826">
                <text:p>254.826</text:p>
              </table:table-cell>
              <table:table-cell office:value-type="float" office:value="2000">
                <text:p>2000</text:p>
              </table:table-cell>
              <table:table-cell office:value-type="float" office:value="236.4375">
                <text:p>236.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357.3512">
                <text:p>357.3512</text:p>
              </table:table-cell>
              <table:table-cell office:value-type="float" office:value="3000">
                <text:p>3000</text:p>
              </table:table-cell>
              <table:table-cell office:value-type="float" office:value="182.0363">
                <text:p>182.0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527.0523">
                <text:p>527.0523</text:p>
              </table:table-cell>
              <table:table-cell office:value-type="float" office:value="4000">
                <text:p>4000</text:p>
              </table:table-cell>
              <table:table-cell office:value-type="float" office:value="263.1779">
                <text:p>263.1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">
                <text:p>5000</text:p>
              </table:table-cell>
              <table:table-cell office:value-type="float" office:value="376.971">
                <text:p>376.971</text:p>
              </table:table-cell>
              <table:table-cell office:value-type="float" office:value="5000">
                <text:p>5000</text:p>
              </table:table-cell>
              <table:table-cell office:value-type="float" office:value="210.1731">
                <text:p>210.1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">
                <text:p>6000</text:p>
              </table:table-cell>
              <table:table-cell office:value-type="float" office:value="260.2734">
                <text:p>260.2734</text:p>
              </table:table-cell>
              <table:table-cell office:value-type="float" office:value="6000">
                <text:p>6000</text:p>
              </table:table-cell>
              <table:table-cell office:value-type="float" office:value="199.4913">
                <text:p>199.4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">
                <text:p>7000</text:p>
              </table:table-cell>
              <table:table-cell office:value-type="float" office:value="297.2711">
                <text:p>297.2711</text:p>
              </table:table-cell>
              <table:table-cell office:value-type="float" office:value="7000">
                <text:p>7000</text:p>
              </table:table-cell>
              <table:table-cell office:value-type="float" office:value="256.6228">
                <text:p>256.6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">
                <text:p>8000</text:p>
              </table:table-cell>
              <table:table-cell office:value-type="float" office:value="264.4313">
                <text:p>264.4313</text:p>
              </table:table-cell>
              <table:table-cell office:value-type="float" office:value="8000">
                <text:p>8000</text:p>
              </table:table-cell>
              <table:table-cell office:value-type="float" office:value="232.9252">
                <text:p>232.9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292.3399">
                <text:p>292.3399</text:p>
              </table:table-cell>
              <table:table-cell office:value-type="float" office:value="9000">
                <text:p>9000</text:p>
              </table:table-cell>
              <table:table-cell office:value-type="float" office:value="256.1247">
                <text:p>256.1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206.8289">
                <text:p>206.8289</text:p>
              </table:table-cell>
              <table:table-cell office:value-type="float" office:value="10000">
                <text:p>10000</text:p>
              </table:table-cell>
              <table:table-cell office:value-type="float" office:value="262.9765">
                <text:p>262.9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">
                <text:p>11000</text:p>
              </table:table-cell>
              <table:table-cell office:value-type="float" office:value="274.4345">
                <text:p>274.4345</text:p>
              </table:table-cell>
              <table:table-cell office:value-type="float" office:value="11000">
                <text:p>11000</text:p>
              </table:table-cell>
              <table:table-cell office:value-type="float" office:value="235.9794">
                <text:p>235.9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0">
                <text:p>12000</text:p>
              </table:table-cell>
              <table:table-cell office:value-type="float" office:value="311.0512">
                <text:p>311.0512</text:p>
              </table:table-cell>
              <table:table-cell office:value-type="float" office:value="12000">
                <text:p>12000</text:p>
              </table:table-cell>
              <table:table-cell office:value-type="float" office:value="211.395">
                <text:p>211.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00">
                <text:p>13000</text:p>
              </table:table-cell>
              <table:table-cell office:value-type="float" office:value="454.0918">
                <text:p>454.0918</text:p>
              </table:table-cell>
              <table:table-cell office:value-type="float" office:value="13000">
                <text:p>13000</text:p>
              </table:table-cell>
              <table:table-cell office:value-type="float" office:value="259.1538">
                <text:p>259.1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00">
                <text:p>14000</text:p>
              </table:table-cell>
              <table:table-cell office:value-type="float" office:value="208.8717">
                <text:p>208.8717</text:p>
              </table:table-cell>
              <table:table-cell office:value-type="float" office:value="14000">
                <text:p>14000</text:p>
              </table:table-cell>
              <table:table-cell office:value-type="float" office:value="223.0859">
                <text:p>223.0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0">
                <text:p>15000</text:p>
              </table:table-cell>
              <table:table-cell office:value-type="float" office:value="337.5336">
                <text:p>337.5336</text:p>
              </table:table-cell>
              <table:table-cell office:value-type="float" office:value="15000">
                <text:p>15000</text:p>
              </table:table-cell>
              <table:table-cell office:value-type="float" office:value="250.6676">
                <text:p>250.6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0">
                <text:p>16000</text:p>
              </table:table-cell>
              <table:table-cell office:value-type="float" office:value="343.242">
                <text:p>343.242</text:p>
              </table:table-cell>
              <table:table-cell office:value-type="float" office:value="16000">
                <text:p>16000</text:p>
              </table:table-cell>
              <table:table-cell office:value-type="float" office:value="226.0548">
                <text:p>226.0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417.3338">
                <text:p>417.3338</text:p>
              </table:table-cell>
              <table:table-cell office:value-type="float" office:value="17000">
                <text:p>17000</text:p>
              </table:table-cell>
              <table:table-cell office:value-type="float" office:value="246.3434">
                <text:p>246.34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00">
                <text:p>18000</text:p>
              </table:table-cell>
              <table:table-cell office:value-type="float" office:value="446.4146">
                <text:p>446.4146</text:p>
              </table:table-cell>
              <table:table-cell office:value-type="float" office:value="18000">
                <text:p>18000</text:p>
              </table:table-cell>
              <table:table-cell office:value-type="float" office:value="253.0099">
                <text:p>253.0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000">
                <text:p>19000</text:p>
              </table:table-cell>
              <table:table-cell office:value-type="float" office:value="467.2264">
                <text:p>467.2264</text:p>
              </table:table-cell>
              <table:table-cell office:value-type="float" office:value="19000">
                <text:p>19000</text:p>
              </table:table-cell>
              <table:table-cell office:value-type="float" office:value="262.329">
                <text:p>262.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">
                <text:p>20000</text:p>
              </table:table-cell>
              <table:table-cell office:value-type="float" office:value="538.3607">
                <text:p>538.3607</text:p>
              </table:table-cell>
              <table:table-cell office:value-type="float" office:value="20000">
                <text:p>20000</text:p>
              </table:table-cell>
              <table:table-cell office:value-type="float" office:value="248.4344">
                <text:p>248.4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00">
                <text:p>21000</text:p>
              </table:table-cell>
              <table:table-cell office:value-type="float" office:value="543.091">
                <text:p>543.091</text:p>
              </table:table-cell>
              <table:table-cell office:value-type="float" office:value="21000">
                <text:p>21000</text:p>
              </table:table-cell>
              <table:table-cell office:value-type="float" office:value="258.7409">
                <text:p>258.74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00">
                <text:p>22000</text:p>
              </table:table-cell>
              <table:table-cell office:value-type="float" office:value="396.4245">
                <text:p>396.4245</text:p>
              </table:table-cell>
              <table:table-cell office:value-type="float" office:value="22000">
                <text:p>22000</text:p>
              </table:table-cell>
              <table:table-cell office:value-type="float" office:value="247.7384">
                <text:p>247.7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00">
                <text:p>23000</text:p>
              </table:table-cell>
              <table:table-cell office:value-type="float" office:value="575.6984">
                <text:p>575.6984</text:p>
              </table:table-cell>
              <table:table-cell office:value-type="float" office:value="23000">
                <text:p>23000</text:p>
              </table:table-cell>
              <table:table-cell office:value-type="float" office:value="240.2709">
                <text:p>240.2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0">
                <text:p>24000</text:p>
              </table:table-cell>
              <table:table-cell office:value-type="float" office:value="609.5967">
                <text:p>609.5967</text:p>
              </table:table-cell>
              <table:table-cell office:value-type="float" office:value="24000">
                <text:p>24000</text:p>
              </table:table-cell>
              <table:table-cell office:value-type="float" office:value="257.521">
                <text:p>257.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000">
                <text:p>25000</text:p>
              </table:table-cell>
              <table:table-cell office:value-type="float" office:value="391.4485">
                <text:p>391.4485</text:p>
              </table:table-cell>
              <table:table-cell office:value-type="float" office:value="25000">
                <text:p>25000</text:p>
              </table:table-cell>
              <table:table-cell office:value-type="float" office:value="244.7774">
                <text:p>244.7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00">
                <text:p>26000</text:p>
              </table:table-cell>
              <table:table-cell office:value-type="float" office:value="401.249">
                <text:p>401.249</text:p>
              </table:table-cell>
              <table:table-cell office:value-type="float" office:value="26000">
                <text:p>26000</text:p>
              </table:table-cell>
              <table:table-cell office:value-type="float" office:value="242.4869">
                <text:p>242.4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000">
                <text:p>27000</text:p>
              </table:table-cell>
              <table:table-cell office:value-type="float" office:value="337.3749">
                <text:p>337.3749</text:p>
              </table:table-cell>
              <table:table-cell office:value-type="float" office:value="27000">
                <text:p>27000</text:p>
              </table:table-cell>
              <table:table-cell office:value-type="float" office:value="237.2717">
                <text:p>237.27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00">
                <text:p>28000</text:p>
              </table:table-cell>
              <table:table-cell office:value-type="float" office:value="380.0565">
                <text:p>380.0565</text:p>
              </table:table-cell>
              <table:table-cell office:value-type="float" office:value="28000">
                <text:p>28000</text:p>
              </table:table-cell>
              <table:table-cell office:value-type="float" office:value="268.2298">
                <text:p>268.22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00">
                <text:p>29000</text:p>
              </table:table-cell>
              <table:table-cell office:value-type="float" office:value="415.8138">
                <text:p>415.8138</text:p>
              </table:table-cell>
              <table:table-cell office:value-type="float" office:value="29000">
                <text:p>29000</text:p>
              </table:table-cell>
              <table:table-cell office:value-type="float" office:value="261.5044">
                <text:p>261.5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000">
                <text:p>30000</text:p>
              </table:table-cell>
              <table:table-cell office:value-type="float" office:value="422.6469">
                <text:p>422.6469</text:p>
              </table:table-cell>
              <table:table-cell office:value-type="float" office:value="30000">
                <text:p>30000</text:p>
              </table:table-cell>
              <table:table-cell office:value-type="float" office:value="237.5449">
                <text:p>237.5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000">
                <text:p>31000</text:p>
              </table:table-cell>
              <table:table-cell office:value-type="float" office:value="412.6812">
                <text:p>412.6812</text:p>
              </table:table-cell>
              <table:table-cell office:value-type="float" office:value="31000">
                <text:p>31000</text:p>
              </table:table-cell>
              <table:table-cell office:value-type="float" office:value="257.4102">
                <text:p>257.4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00">
                <text:p>32000</text:p>
              </table:table-cell>
              <table:table-cell office:value-type="float" office:value="460.9014">
                <text:p>460.9014</text:p>
              </table:table-cell>
              <table:table-cell office:value-type="float" office:value="32000">
                <text:p>32000</text:p>
              </table:table-cell>
              <table:table-cell office:value-type="float" office:value="232.7405">
                <text:p>232.74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